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1.96pt" fo:break-before="auto" style:use-optimal-row-height="fals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style:font-name="Caladea" fo:font-size="10.5pt" style:font-size-asian="10.5pt" style:font-size-complex="10.5pt"/>
    </style:style>
    <style:style style:name="ce2" style:family="table-cell" style:parent-style-name="Default">
      <style:text-properties style:font-name="Caladea" fo:font-size="10.5pt" style:font-size-asian="10.5pt" style:font-size-complex="10.5pt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font-name="Caladea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adea" fo:font-size="10.5pt" style:font-size-asian="10.5pt" style:font-size-complex="10.5pt"/>
    </style:style>
    <style:style style:name="ce5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1"/>
          <table:table-cell table:style-name="ce3" office:value-type="string" calcext:value-type="string">
            <text:p>Test case 1:</text:p>
          </table:table-cell>
          <table:table-cell table:style-name="ce1" table:number-columns-repeated="3"/>
          <table:table-cell table:style-name="ce3" office:value-type="string" calcext:value-type="string">
            <text:p>Test case 2:</text:p>
          </table:table-cell>
          <table:table-cell table:style-name="ce1" table:number-columns-repeated="3"/>
          <table:table-cell table:style-name="ce3" office:value-type="string" calcext:value-type="string">
            <text:p>Test case 3:</text:p>
          </table:table-cell>
          <table:table-cell table:style-name="ce1" table:number-columns-repeated="3"/>
          <table:table-cell table:style-name="ce3" office:value-type="string" calcext:value-type="string">
            <text:p>Test case 4:</text:p>
          </table:table-cell>
          <table:table-cell table:style-name="ce1" table:number-columns-repeated="3"/>
          <table:table-cell table:style-name="ce3" office:value-type="string" calcext:value-type="string">
            <text:p>Test case 5:</text:p>
          </table:table-cell>
          <table:table-cell table:style-name="ce1"/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20"/>
          <table:table-cell table:number-columns-repeated="1004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r</text:p>
          </table:table-cell>
          <table:table-cell table:style-name="ce1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r</text:p>
          </table:table-cell>
          <table:table-cell table:style-name="ce1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r</text:p>
          </table:table-cell>
          <table:table-cell table:style-name="ce1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r</text:p>
          </table:table-cell>
          <table:table-cell table:style-name="ce1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r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444.7114" calcext:value-type="float">
            <text:p>444.7114</text:p>
          </table:table-cell>
          <table:table-cell table:style-name="ce4" office:value-type="float" office:value="195.4954" calcext:value-type="float">
            <text:p>195.4954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39.6519" calcext:value-type="float">
            <text:p>339.6519</text:p>
          </table:table-cell>
          <table:table-cell table:style-name="ce4" office:value-type="float" office:value="366.6634" calcext:value-type="float">
            <text:p>366.6634</text:p>
          </table:table-cell>
          <table:table-cell table:style-name="ce4" office:value-type="float" office:value="30.5732" calcext:value-type="float">
            <text:p>30.5732</text:p>
          </table:table-cell>
          <table:table-cell table:style-name="ce2"/>
          <table:table-cell table:style-name="ce4" office:value-type="float" office:value="444.7114" calcext:value-type="float">
            <text:p>444.7114</text:p>
          </table:table-cell>
          <table:table-cell table:style-name="ce4" office:value-type="float" office:value="195.4954" calcext:value-type="float">
            <text:p>195.4954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58.4502" calcext:value-type="float">
            <text:p>458.4502</text:p>
          </table:table-cell>
          <table:table-cell table:style-name="ce4" office:value-type="float" office:value="389.4959" calcext:value-type="float">
            <text:p>389.4959</text:p>
          </table:table-cell>
          <table:table-cell table:style-name="ce4" office:value-type="float" office:value="9.9571" calcext:value-type="float">
            <text:p>9.9571</text:p>
          </table:table-cell>
          <table:table-cell table:style-name="ce2"/>
          <table:table-cell table:style-name="ce4" office:value-type="float" office:value="912.094" calcext:value-type="float">
            <text:p>912.094</text:p>
          </table:table-cell>
          <table:table-cell table:style-name="ce4" office:value-type="float" office:value="215.0644" calcext:value-type="float">
            <text:p>215.0644</text:p>
          </table:table-cell>
          <table:table-cell table:style-name="ce4" office:value-type="float" office:value="59.5581" calcext:value-type="float">
            <text:p>59.5581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12.6809" calcext:value-type="float">
            <text:p>112.6809</text:p>
          </table:table-cell>
          <table:table-cell table:style-name="ce4" office:value-type="float" office:value="11.2468" calcext:value-type="float">
            <text:p>11.2468</text:p>
          </table:table-cell>
          <table:table-cell table:style-name="ce4" office:value-type="float" office:value="25.0443" calcext:value-type="float">
            <text:p>25.0443</text:p>
          </table:table-cell>
          <table:table-cell table:style-name="ce2"/>
          <table:table-cell table:style-name="ce4" office:value-type="float" office:value="267.6367" calcext:value-type="float">
            <text:p>267.6367</text:p>
          </table:table-cell>
          <table:table-cell table:style-name="ce4" office:value-type="float" office:value="73.0467" calcext:value-type="float">
            <text:p>73.0467</text:p>
          </table:table-cell>
          <table:table-cell table:style-name="ce4" office:value-type="float" office:value="13.0021" calcext:value-type="float">
            <text:p>13.0021</text:p>
          </table:table-cell>
          <table:table-cell table:style-name="ce2"/>
          <table:table-cell table:style-name="ce4" office:value-type="float" office:value="112.6809" calcext:value-type="float">
            <text:p>112.6809</text:p>
          </table:table-cell>
          <table:table-cell table:style-name="ce4" office:value-type="float" office:value="11.2468" calcext:value-type="float">
            <text:p>11.2468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196.3614" calcext:value-type="float">
            <text:p>196.3614</text:p>
          </table:table-cell>
          <table:table-cell table:style-name="ce4" office:value-type="float" office:value="355.7382" calcext:value-type="float">
            <text:p>355.7382</text:p>
          </table:table-cell>
          <table:table-cell table:style-name="ce4" office:value-type="float" office:value="15.9041" calcext:value-type="float">
            <text:p>15.9041</text:p>
          </table:table-cell>
          <table:table-cell table:style-name="ce2"/>
          <table:table-cell table:style-name="ce4" office:value-type="float" office:value="676.5614" calcext:value-type="float">
            <text:p>676.5614</text:p>
          </table:table-cell>
          <table:table-cell table:style-name="ce4" office:value-type="float" office:value="759.2077" calcext:value-type="float">
            <text:p>759.2077</text:p>
          </table:table-cell>
          <table:table-cell table:style-name="ce4" office:value-type="float" office:value="40.848" calcext:value-type="float">
            <text:p>40.84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63.0298" calcext:value-type="float">
            <text:p>163.0298</text:p>
          </table:table-cell>
          <table:table-cell table:style-name="ce4" office:value-type="float" office:value="422.5371" calcext:value-type="float">
            <text:p>422.5371</text:p>
          </table:table-cell>
          <table:table-cell table:style-name="ce4" office:value-type="float" office:value="15.2896" calcext:value-type="float">
            <text:p>15.2896</text:p>
          </table:table-cell>
          <table:table-cell table:style-name="ce2"/>
          <table:table-cell table:style-name="ce4" office:value-type="float" office:value="368.897" calcext:value-type="float">
            <text:p>368.897</text:p>
          </table:table-cell>
          <table:table-cell table:style-name="ce4" office:value-type="float" office:value="481.0865" calcext:value-type="float">
            <text:p>481.0865</text:p>
          </table:table-cell>
          <table:table-cell table:style-name="ce4" office:value-type="float" office:value="22.1899" calcext:value-type="float">
            <text:p>22.1899</text:p>
          </table:table-cell>
          <table:table-cell table:style-name="ce2"/>
          <table:table-cell table:style-name="ce4" office:value-type="float" office:value="163.0298" calcext:value-type="float">
            <text:p>163.0298</text:p>
          </table:table-cell>
          <table:table-cell table:style-name="ce4" office:value-type="float" office:value="422.5371" calcext:value-type="float">
            <text:p>422.5371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69.0932" calcext:value-type="float">
            <text:p>69.0932</text:p>
          </table:table-cell>
          <table:table-cell table:style-name="ce4" office:value-type="float" office:value="308.6514" calcext:value-type="float">
            <text:p>308.6514</text:p>
          </table:table-cell>
          <table:table-cell table:style-name="ce4" office:value-type="float" office:value="24.4177" calcext:value-type="float">
            <text:p>24.4177</text:p>
          </table:table-cell>
          <table:table-cell table:style-name="ce2"/>
          <table:table-cell table:style-name="ce4" office:value-type="float" office:value="660.8743" calcext:value-type="float">
            <text:p>660.8743</text:p>
          </table:table-cell>
          <table:table-cell table:style-name="ce4" office:value-type="float" office:value="21.3763" calcext:value-type="float">
            <text:p>21.3763</text:p>
          </table:table-cell>
          <table:table-cell table:style-name="ce4" office:value-type="float" office:value="21.1245" calcext:value-type="float">
            <text:p>21.124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07.9556" calcext:value-type="float">
            <text:p>107.9556</text:p>
          </table:table-cell>
          <table:table-cell table:style-name="ce4" office:value-type="float" office:value="192.0011" calcext:value-type="float">
            <text:p>192.0011</text:p>
          </table:table-cell>
          <table:table-cell table:style-name="ce4" office:value-type="float" office:value="33.434" calcext:value-type="float">
            <text:p>33.434</text:p>
          </table:table-cell>
          <table:table-cell table:style-name="ce2"/>
          <table:table-cell table:style-name="ce4" office:value-type="float" office:value="163.6968" calcext:value-type="float">
            <text:p>163.6968</text:p>
          </table:table-cell>
          <table:table-cell table:style-name="ce4" office:value-type="float" office:value="468.2847" calcext:value-type="float">
            <text:p>468.2847</text:p>
          </table:table-cell>
          <table:table-cell table:style-name="ce4" office:value-type="float" office:value="9.3025" calcext:value-type="float">
            <text:p>9.3025</text:p>
          </table:table-cell>
          <table:table-cell table:style-name="ce2"/>
          <table:table-cell table:style-name="ce4" office:value-type="float" office:value="107.9556" calcext:value-type="float">
            <text:p>107.9556</text:p>
          </table:table-cell>
          <table:table-cell table:style-name="ce4" office:value-type="float" office:value="192.0011" calcext:value-type="float">
            <text:p>192.0011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54.1381" calcext:value-type="float">
            <text:p>54.1381</text:p>
          </table:table-cell>
          <table:table-cell table:style-name="ce4" office:value-type="float" office:value="344.864" calcext:value-type="float">
            <text:p>344.864</text:p>
          </table:table-cell>
          <table:table-cell table:style-name="ce4" office:value-type="float" office:value="9.4034" calcext:value-type="float">
            <text:p>9.4034</text:p>
          </table:table-cell>
          <table:table-cell table:style-name="ce2"/>
          <table:table-cell table:style-name="ce4" office:value-type="float" office:value="831.1626" calcext:value-type="float">
            <text:p>831.1626</text:p>
          </table:table-cell>
          <table:table-cell table:style-name="ce4" office:value-type="float" office:value="94.4396" calcext:value-type="float">
            <text:p>94.4396</text:p>
          </table:table-cell>
          <table:table-cell table:style-name="ce4" office:value-type="float" office:value="15.0842" calcext:value-type="float">
            <text:p>15.084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478.9291" calcext:value-type="float">
            <text:p>478.9291</text:p>
          </table:table-cell>
          <table:table-cell table:style-name="ce4" office:value-type="float" office:value="303.2398" calcext:value-type="float">
            <text:p>303.2398</text:p>
          </table:table-cell>
          <table:table-cell table:style-name="ce4" office:value-type="float" office:value="17.3953" calcext:value-type="float">
            <text:p>17.3953</text:p>
          </table:table-cell>
          <table:table-cell table:style-name="ce2"/>
          <table:table-cell table:style-name="ce4" office:value-type="float" office:value="436.6357" calcext:value-type="float">
            <text:p>436.6357</text:p>
          </table:table-cell>
          <table:table-cell table:style-name="ce4" office:value-type="float" office:value="424.353" calcext:value-type="float">
            <text:p>424.353</text:p>
          </table:table-cell>
          <table:table-cell table:style-name="ce4" office:value-type="float" office:value="13.5701" calcext:value-type="float">
            <text:p>13.5701</text:p>
          </table:table-cell>
          <table:table-cell table:style-name="ce2"/>
          <table:table-cell table:style-name="ce4" office:value-type="float" office:value="478.9291" calcext:value-type="float">
            <text:p>478.9291</text:p>
          </table:table-cell>
          <table:table-cell table:style-name="ce4" office:value-type="float" office:value="303.2398" calcext:value-type="float">
            <text:p>303.2398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92.5994" calcext:value-type="float">
            <text:p>392.5994</text:p>
          </table:table-cell>
          <table:table-cell table:style-name="ce4" office:value-type="float" office:value="353.302" calcext:value-type="float">
            <text:p>353.302</text:p>
          </table:table-cell>
          <table:table-cell table:style-name="ce4" office:value-type="float" office:value="22.2859" calcext:value-type="float">
            <text:p>22.2859</text:p>
          </table:table-cell>
          <table:table-cell table:style-name="ce2"/>
          <table:table-cell table:style-name="ce4" office:value-type="float" office:value="566.8296" calcext:value-type="float">
            <text:p>566.8296</text:p>
          </table:table-cell>
          <table:table-cell table:style-name="ce4" office:value-type="float" office:value="112.749" calcext:value-type="float">
            <text:p>112.749</text:p>
          </table:table-cell>
          <table:table-cell table:style-name="ce4" office:value-type="float" office:value="29.7215" calcext:value-type="float">
            <text:p>29.721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477.0294" calcext:value-type="float">
            <text:p>477.0294</text:p>
          </table:table-cell>
          <table:table-cell table:style-name="ce4" office:value-type="float" office:value="24.9744" calcext:value-type="float">
            <text:p>24.9744</text:p>
          </table:table-cell>
          <table:table-cell table:style-name="ce4" office:value-type="float" office:value="39.6871" calcext:value-type="float">
            <text:p>39.6871</text:p>
          </table:table-cell>
          <table:table-cell table:style-name="ce2"/>
          <table:table-cell table:style-name="ce4" office:value-type="float" office:value="8.7068" calcext:value-type="float">
            <text:p>8.7068</text:p>
          </table:table-cell>
          <table:table-cell table:style-name="ce4" office:value-type="float" office:value="75.3672" calcext:value-type="float">
            <text:p>75.3672</text:p>
          </table:table-cell>
          <table:table-cell table:style-name="ce4" office:value-type="float" office:value="25.9609" calcext:value-type="float">
            <text:p>25.9609</text:p>
          </table:table-cell>
          <table:table-cell table:style-name="ce2"/>
          <table:table-cell table:style-name="ce4" office:value-type="float" office:value="477.0294" calcext:value-type="float">
            <text:p>477.0294</text:p>
          </table:table-cell>
          <table:table-cell table:style-name="ce4" office:value-type="float" office:value="24.9744" calcext:value-type="float">
            <text:p>24.9744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57.4399" calcext:value-type="float">
            <text:p>57.4399</text:p>
          </table:table-cell>
          <table:table-cell table:style-name="ce4" office:value-type="float" office:value="231.6189" calcext:value-type="float">
            <text:p>231.6189</text:p>
          </table:table-cell>
          <table:table-cell table:style-name="ce4" office:value-type="float" office:value="37.2395" calcext:value-type="float">
            <text:p>37.2395</text:p>
          </table:table-cell>
          <table:table-cell table:style-name="ce2"/>
          <table:table-cell table:style-name="ce4" office:value-type="float" office:value="790.6066" calcext:value-type="float">
            <text:p>790.6066</text:p>
          </table:table-cell>
          <table:table-cell table:style-name="ce4" office:value-type="float" office:value="174.6261" calcext:value-type="float">
            <text:p>174.6261</text:p>
          </table:table-cell>
          <table:table-cell table:style-name="ce4" office:value-type="float" office:value="10.6294" calcext:value-type="float">
            <text:p>10.6294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59.9902" calcext:value-type="float">
            <text:p>259.9902</text:p>
          </table:table-cell>
          <table:table-cell table:style-name="ce4" office:value-type="float" office:value="30.0293" calcext:value-type="float">
            <text:p>30.0293</text:p>
          </table:table-cell>
          <table:table-cell table:style-name="ce4" office:value-type="float" office:value="35.9739" calcext:value-type="float">
            <text:p>35.9739</text:p>
          </table:table-cell>
          <table:table-cell table:style-name="ce2"/>
          <table:table-cell table:style-name="ce4" office:value-type="float" office:value="201.6088" calcext:value-type="float">
            <text:p>201.6088</text:p>
          </table:table-cell>
          <table:table-cell table:style-name="ce4" office:value-type="float" office:value="217.4062" calcext:value-type="float">
            <text:p>217.4062</text:p>
          </table:table-cell>
          <table:table-cell table:style-name="ce4" office:value-type="float" office:value="10.6919" calcext:value-type="float">
            <text:p>10.6919</text:p>
          </table:table-cell>
          <table:table-cell table:style-name="ce2"/>
          <table:table-cell table:style-name="ce4" office:value-type="float" office:value="259.9902" calcext:value-type="float">
            <text:p>259.9902</text:p>
          </table:table-cell>
          <table:table-cell table:style-name="ce4" office:value-type="float" office:value="30.0293" calcext:value-type="float">
            <text:p>30.0293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84.9264" calcext:value-type="float">
            <text:p>84.9264</text:p>
          </table:table-cell>
          <table:table-cell table:style-name="ce4" office:value-type="float" office:value="141.1893" calcext:value-type="float">
            <text:p>141.1893</text:p>
          </table:table-cell>
          <table:table-cell table:style-name="ce4" office:value-type="float" office:value="18.2946" calcext:value-type="float">
            <text:p>18.2946</text:p>
          </table:table-cell>
          <table:table-cell table:style-name="ce2"/>
          <table:table-cell table:style-name="ce4" office:value-type="float" office:value="491.8457" calcext:value-type="float">
            <text:p>491.8457</text:p>
          </table:table-cell>
          <table:table-cell table:style-name="ce4" office:value-type="float" office:value="689.4373" calcext:value-type="float">
            <text:p>689.4373</text:p>
          </table:table-cell>
          <table:table-cell table:style-name="ce4" office:value-type="float" office:value="47.523" calcext:value-type="float">
            <text:p>47.52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72.4269" calcext:value-type="float">
            <text:p>272.4269</text:p>
          </table:table-cell>
          <table:table-cell table:style-name="ce4" office:value-type="float" office:value="395.3452" calcext:value-type="float">
            <text:p>395.3452</text:p>
          </table:table-cell>
          <table:table-cell table:style-name="ce4" office:value-type="float" office:value="21.3007" calcext:value-type="float">
            <text:p>21.3007</text:p>
          </table:table-cell>
          <table:table-cell table:style-name="ce2"/>
          <table:table-cell table:style-name="ce4" office:value-type="float" office:value="17.8314" calcext:value-type="float">
            <text:p>17.8314</text:p>
          </table:table-cell>
          <table:table-cell table:style-name="ce4" office:value-type="float" office:value="166.9031" calcext:value-type="float">
            <text:p>166.9031</text:p>
          </table:table-cell>
          <table:table-cell table:style-name="ce4" office:value-type="float" office:value="16.3825" calcext:value-type="float">
            <text:p>16.3825</text:p>
          </table:table-cell>
          <table:table-cell table:style-name="ce2"/>
          <table:table-cell table:style-name="ce4" office:value-type="float" office:value="272.4269" calcext:value-type="float">
            <text:p>272.4269</text:p>
          </table:table-cell>
          <table:table-cell table:style-name="ce4" office:value-type="float" office:value="395.3452" calcext:value-type="float">
            <text:p>395.3452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268.3341" calcext:value-type="float">
            <text:p>268.3341</text:p>
          </table:table-cell>
          <table:table-cell table:style-name="ce4" office:value-type="float" office:value="278.4149" calcext:value-type="float">
            <text:p>278.4149</text:p>
          </table:table-cell>
          <table:table-cell table:style-name="ce4" office:value-type="float" office:value="9.4257" calcext:value-type="float">
            <text:p>9.4257</text:p>
          </table:table-cell>
          <table:table-cell table:style-name="ce2"/>
          <table:table-cell table:style-name="ce4" office:value-type="float" office:value="937.5503" calcext:value-type="float">
            <text:p>937.5503</text:p>
          </table:table-cell>
          <table:table-cell table:style-name="ce4" office:value-type="float" office:value="88.5538" calcext:value-type="float">
            <text:p>88.5538</text:p>
          </table:table-cell>
          <table:table-cell table:style-name="ce4" office:value-type="float" office:value="31.4447" calcext:value-type="float">
            <text:p>31.4447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398.7044" calcext:value-type="float">
            <text:p>398.7044</text:p>
          </table:table-cell>
          <table:table-cell table:style-name="ce4" office:value-type="float" office:value="126.0768" calcext:value-type="float">
            <text:p>126.0768</text:p>
          </table:table-cell>
          <table:table-cell table:style-name="ce4" office:value-type="float" office:value="7.6749" calcext:value-type="float">
            <text:p>7.6749</text:p>
          </table:table-cell>
          <table:table-cell table:style-name="ce2"/>
          <table:table-cell table:style-name="ce4" office:value-type="float" office:value="182.1847" calcext:value-type="float">
            <text:p>182.1847</text:p>
          </table:table-cell>
          <table:table-cell table:style-name="ce4" office:value-type="float" office:value="111.0181" calcext:value-type="float">
            <text:p>111.0181</text:p>
          </table:table-cell>
          <table:table-cell table:style-name="ce4" office:value-type="float" office:value="27.6871" calcext:value-type="float">
            <text:p>27.6871</text:p>
          </table:table-cell>
          <table:table-cell table:style-name="ce2"/>
          <table:table-cell table:style-name="ce4" office:value-type="float" office:value="398.7044" calcext:value-type="float">
            <text:p>398.7044</text:p>
          </table:table-cell>
          <table:table-cell table:style-name="ce4" office:value-type="float" office:value="126.0768" calcext:value-type="float">
            <text:p>126.0768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179.6775" calcext:value-type="float">
            <text:p>179.6775</text:p>
          </table:table-cell>
          <table:table-cell table:style-name="ce4" office:value-type="float" office:value="490.8457" calcext:value-type="float">
            <text:p>490.8457</text:p>
          </table:table-cell>
          <table:table-cell table:style-name="ce4" office:value-type="float" office:value="39.9563" calcext:value-type="float">
            <text:p>39.9563</text:p>
          </table:table-cell>
          <table:table-cell table:style-name="ce2"/>
          <table:table-cell table:style-name="ce4" office:value-type="float" office:value="469.3937" calcext:value-type="float">
            <text:p>469.3937</text:p>
          </table:table-cell>
          <table:table-cell table:style-name="ce4" office:value-type="float" office:value="84.3622" calcext:value-type="float">
            <text:p>84.3622</text:p>
          </table:table-cell>
          <table:table-cell table:style-name="ce4" office:value-type="float" office:value="39.1549" calcext:value-type="float">
            <text:p>39.154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97.4465" calcext:value-type="float">
            <text:p>297.4465</text:p>
          </table:table-cell>
          <table:table-cell table:style-name="ce4" office:value-type="float" office:value="161.5391" calcext:value-type="float">
            <text:p>161.5391</text:p>
          </table:table-cell>
          <table:table-cell table:style-name="ce4" office:value-type="float" office:value="33.3199" calcext:value-type="float">
            <text:p>33.3199</text:p>
          </table:table-cell>
          <table:table-cell table:style-name="ce2"/>
          <table:table-cell table:style-name="ce4" office:value-type="float" office:value="376.9289" calcext:value-type="float">
            <text:p>376.9289</text:p>
          </table:table-cell>
          <table:table-cell table:style-name="ce4" office:value-type="float" office:value="263.826" calcext:value-type="float">
            <text:p>263.826</text:p>
          </table:table-cell>
          <table:table-cell table:style-name="ce4" office:value-type="float" office:value="14.5748" calcext:value-type="float">
            <text:p>14.5748</text:p>
          </table:table-cell>
          <table:table-cell table:style-name="ce2"/>
          <table:table-cell table:style-name="ce4" office:value-type="float" office:value="297.4465" calcext:value-type="float">
            <text:p>297.4465</text:p>
          </table:table-cell>
          <table:table-cell table:style-name="ce4" office:value-type="float" office:value="161.5391" calcext:value-type="float">
            <text:p>161.5391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35.7364" calcext:value-type="float">
            <text:p>335.7364</text:p>
          </table:table-cell>
          <table:table-cell table:style-name="ce4" office:value-type="float" office:value="439.4641" calcext:value-type="float">
            <text:p>439.4641</text:p>
          </table:table-cell>
          <table:table-cell table:style-name="ce4" office:value-type="float" office:value="31.9823" calcext:value-type="float">
            <text:p>31.9823</text:p>
          </table:table-cell>
          <table:table-cell table:style-name="ce2"/>
          <table:table-cell table:style-name="ce4" office:value-type="float" office:value="85.6465" calcext:value-type="float">
            <text:p>85.6465</text:p>
          </table:table-cell>
          <table:table-cell table:style-name="ce4" office:value-type="float" office:value="805.6126" calcext:value-type="float">
            <text:p>805.6126</text:p>
          </table:table-cell>
          <table:table-cell table:style-name="ce4" office:value-type="float" office:value="26.8602" calcext:value-type="float">
            <text:p>26.860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0.0389" calcext:value-type="float">
            <text:p>10.0389</text:p>
          </table:table-cell>
          <table:table-cell table:style-name="ce4" office:value-type="float" office:value="375.7863" calcext:value-type="float">
            <text:p>375.7863</text:p>
          </table:table-cell>
          <table:table-cell table:style-name="ce4" office:value-type="float" office:value="29.3576" calcext:value-type="float">
            <text:p>29.3576</text:p>
          </table:table-cell>
          <table:table-cell table:style-name="ce2"/>
          <table:table-cell table:style-name="ce4" office:value-type="float" office:value="55.1033" calcext:value-type="float">
            <text:p>55.1033</text:p>
          </table:table-cell>
          <table:table-cell table:style-name="ce4" office:value-type="float" office:value="346.0373" calcext:value-type="float">
            <text:p>346.0373</text:p>
          </table:table-cell>
          <table:table-cell table:style-name="ce4" office:value-type="float" office:value="12.8056" calcext:value-type="float">
            <text:p>12.8056</text:p>
          </table:table-cell>
          <table:table-cell table:style-name="ce2"/>
          <table:table-cell table:style-name="ce4" office:value-type="float" office:value="10.0389" calcext:value-type="float">
            <text:p>10.0389</text:p>
          </table:table-cell>
          <table:table-cell table:style-name="ce4" office:value-type="float" office:value="375.7863" calcext:value-type="float">
            <text:p>375.7863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08.7251" calcext:value-type="float">
            <text:p>308.7251</text:p>
          </table:table-cell>
          <table:table-cell table:style-name="ce4" office:value-type="float" office:value="176.0887" calcext:value-type="float">
            <text:p>176.0887</text:p>
          </table:table-cell>
          <table:table-cell table:style-name="ce4" office:value-type="float" office:value="30.5538" calcext:value-type="float">
            <text:p>30.5538</text:p>
          </table:table-cell>
          <table:table-cell table:style-name="ce2"/>
          <table:table-cell table:style-name="ce4" office:value-type="float" office:value="190.4007" calcext:value-type="float">
            <text:p>190.4007</text:p>
          </table:table-cell>
          <table:table-cell table:style-name="ce4" office:value-type="float" office:value="478.6111" calcext:value-type="float">
            <text:p>478.6111</text:p>
          </table:table-cell>
          <table:table-cell table:style-name="ce4" office:value-type="float" office:value="29.1538" calcext:value-type="float">
            <text:p>29.153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488.2016" calcext:value-type="float">
            <text:p>488.2016</text:p>
          </table:table-cell>
          <table:table-cell table:style-name="ce4" office:value-type="float" office:value="440.0291" calcext:value-type="float">
            <text:p>440.0291</text:p>
          </table:table-cell>
          <table:table-cell table:style-name="ce4" office:value-type="float" office:value="20.7068" calcext:value-type="float">
            <text:p>20.7068</text:p>
          </table:table-cell>
          <table:table-cell table:style-name="ce2"/>
          <table:table-cell table:style-name="ce4" office:value-type="float" office:value="469.1002" calcext:value-type="float">
            <text:p>469.1002</text:p>
          </table:table-cell>
          <table:table-cell table:style-name="ce4" office:value-type="float" office:value="494.3999" calcext:value-type="float">
            <text:p>494.3999</text:p>
          </table:table-cell>
          <table:table-cell table:style-name="ce4" office:value-type="float" office:value="6.4326" calcext:value-type="float">
            <text:p>6.4326</text:p>
          </table:table-cell>
          <table:table-cell table:style-name="ce2"/>
          <table:table-cell table:style-name="ce4" office:value-type="float" office:value="488.2016" calcext:value-type="float">
            <text:p>488.2016</text:p>
          </table:table-cell>
          <table:table-cell table:style-name="ce4" office:value-type="float" office:value="440.0291" calcext:value-type="float">
            <text:p>440.0291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227.9899" calcext:value-type="float">
            <text:p>227.9899</text:p>
          </table:table-cell>
          <table:table-cell table:style-name="ce4" office:value-type="float" office:value="303.8868" calcext:value-type="float">
            <text:p>303.8868</text:p>
          </table:table-cell>
          <table:table-cell table:style-name="ce4" office:value-type="float" office:value="6.1067" calcext:value-type="float">
            <text:p>6.1067</text:p>
          </table:table-cell>
          <table:table-cell table:style-name="ce2"/>
          <table:table-cell table:style-name="ce4" office:value-type="float" office:value="762.3392" calcext:value-type="float">
            <text:p>762.3392</text:p>
          </table:table-cell>
          <table:table-cell table:style-name="ce4" office:value-type="float" office:value="253.0442" calcext:value-type="float">
            <text:p>253.0442</text:p>
          </table:table-cell>
          <table:table-cell table:style-name="ce4" office:value-type="float" office:value="10.3476" calcext:value-type="float">
            <text:p>10.347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23.6534" calcext:value-type="float">
            <text:p>223.6534</text:p>
          </table:table-cell>
          <table:table-cell table:style-name="ce4" office:value-type="float" office:value="179.1853" calcext:value-type="float">
            <text:p>179.1853</text:p>
          </table:table-cell>
          <table:table-cell table:style-name="ce4" office:value-type="float" office:value="23.8326" calcext:value-type="float">
            <text:p>23.8326</text:p>
          </table:table-cell>
          <table:table-cell table:style-name="ce2"/>
          <table:table-cell table:style-name="ce4" office:value-type="float" office:value="111.5652" calcext:value-type="float">
            <text:p>111.5652</text:p>
          </table:table-cell>
          <table:table-cell table:style-name="ce4" office:value-type="float" office:value="243.7161" calcext:value-type="float">
            <text:p>243.7161</text:p>
          </table:table-cell>
          <table:table-cell table:style-name="ce4" office:value-type="float" office:value="26.5239" calcext:value-type="float">
            <text:p>26.5239</text:p>
          </table:table-cell>
          <table:table-cell table:style-name="ce2"/>
          <table:table-cell table:style-name="ce4" office:value-type="float" office:value="223.6534" calcext:value-type="float">
            <text:p>223.6534</text:p>
          </table:table-cell>
          <table:table-cell table:style-name="ce4" office:value-type="float" office:value="179.1853" calcext:value-type="float">
            <text:p>179.1853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8.9364" calcext:value-type="float">
            <text:p>48.9364</text:p>
          </table:table-cell>
          <table:table-cell table:style-name="ce4" office:value-type="float" office:value="16.0744" calcext:value-type="float">
            <text:p>16.0744</text:p>
          </table:table-cell>
          <table:table-cell table:style-name="ce4" office:value-type="float" office:value="33.3619" calcext:value-type="float">
            <text:p>33.3619</text:p>
          </table:table-cell>
          <table:table-cell table:style-name="ce2"/>
          <table:table-cell table:style-name="ce4" office:value-type="float" office:value="762.3175" calcext:value-type="float">
            <text:p>762.3175</text:p>
          </table:table-cell>
          <table:table-cell table:style-name="ce4" office:value-type="float" office:value="958.5402" calcext:value-type="float">
            <text:p>958.5402</text:p>
          </table:table-cell>
          <table:table-cell table:style-name="ce4" office:value-type="float" office:value="32.057" calcext:value-type="float">
            <text:p>32.057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93.8301" calcext:value-type="float">
            <text:p>293.8301</text:p>
          </table:table-cell>
          <table:table-cell table:style-name="ce4" office:value-type="float" office:value="88.6056" calcext:value-type="float">
            <text:p>88.6056</text:p>
          </table:table-cell>
          <table:table-cell table:style-name="ce4" office:value-type="float" office:value="30.6687" calcext:value-type="float">
            <text:p>30.6687</text:p>
          </table:table-cell>
          <table:table-cell table:style-name="ce2"/>
          <table:table-cell table:style-name="ce4" office:value-type="float" office:value="254.5951" calcext:value-type="float">
            <text:p>254.5951</text:p>
          </table:table-cell>
          <table:table-cell table:style-name="ce4" office:value-type="float" office:value="199.2911" calcext:value-type="float">
            <text:p>199.2911</text:p>
          </table:table-cell>
          <table:table-cell table:style-name="ce4" office:value-type="float" office:value="6.5977" calcext:value-type="float">
            <text:p>6.5977</text:p>
          </table:table-cell>
          <table:table-cell table:style-name="ce2"/>
          <table:table-cell table:style-name="ce4" office:value-type="float" office:value="293.8301" calcext:value-type="float">
            <text:p>293.8301</text:p>
          </table:table-cell>
          <table:table-cell table:style-name="ce4" office:value-type="float" office:value="88.6056" calcext:value-type="float">
            <text:p>88.6056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72.881" calcext:value-type="float">
            <text:p>472.881</text:p>
          </table:table-cell>
          <table:table-cell table:style-name="ce4" office:value-type="float" office:value="460.5103" calcext:value-type="float">
            <text:p>460.5103</text:p>
          </table:table-cell>
          <table:table-cell table:style-name="ce4" office:value-type="float" office:value="6.8024" calcext:value-type="float">
            <text:p>6.8024</text:p>
          </table:table-cell>
          <table:table-cell table:style-name="ce2"/>
          <table:table-cell table:style-name="ce4" office:value-type="float" office:value="296.3507" calcext:value-type="float">
            <text:p>296.3507</text:p>
          </table:table-cell>
          <table:table-cell table:style-name="ce4" office:value-type="float" office:value="489.521" calcext:value-type="float">
            <text:p>489.521</text:p>
          </table:table-cell>
          <table:table-cell table:style-name="ce4" office:value-type="float" office:value="41.0539" calcext:value-type="float">
            <text:p>41.053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23.7191" calcext:value-type="float">
            <text:p>223.7191</text:p>
          </table:table-cell>
          <table:table-cell table:style-name="ce4" office:value-type="float" office:value="455.2145" calcext:value-type="float">
            <text:p>455.2145</text:p>
          </table:table-cell>
          <table:table-cell table:style-name="ce4" office:value-type="float" office:value="33.7012" calcext:value-type="float">
            <text:p>33.7012</text:p>
          </table:table-cell>
          <table:table-cell table:style-name="ce2"/>
          <table:table-cell table:style-name="ce4" office:value-type="float" office:value="103.3934" calcext:value-type="float">
            <text:p>103.3934</text:p>
          </table:table-cell>
          <table:table-cell table:style-name="ce4" office:value-type="float" office:value="483.2275" calcext:value-type="float">
            <text:p>483.2275</text:p>
          </table:table-cell>
          <table:table-cell table:style-name="ce4" office:value-type="float" office:value="21.4837" calcext:value-type="float">
            <text:p>21.4837</text:p>
          </table:table-cell>
          <table:table-cell table:style-name="ce2"/>
          <table:table-cell table:style-name="ce4" office:value-type="float" office:value="223.7191" calcext:value-type="float">
            <text:p>223.7191</text:p>
          </table:table-cell>
          <table:table-cell table:style-name="ce4" office:value-type="float" office:value="455.2145" calcext:value-type="float">
            <text:p>455.2145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40.2598" calcext:value-type="float">
            <text:p>440.2598</text:p>
          </table:table-cell>
          <table:table-cell table:style-name="ce4" office:value-type="float" office:value="170.2526" calcext:value-type="float">
            <text:p>170.2526</text:p>
          </table:table-cell>
          <table:table-cell table:style-name="ce4" office:value-type="float" office:value="24.9926" calcext:value-type="float">
            <text:p>24.9926</text:p>
          </table:table-cell>
          <table:table-cell table:style-name="ce2"/>
          <table:table-cell table:style-name="ce4" office:value-type="float" office:value="221.9509" calcext:value-type="float">
            <text:p>221.9509</text:p>
          </table:table-cell>
          <table:table-cell table:style-name="ce4" office:value-type="float" office:value="601.9612" calcext:value-type="float">
            <text:p>601.9612</text:p>
          </table:table-cell>
          <table:table-cell table:style-name="ce4" office:value-type="float" office:value="13.529" calcext:value-type="float">
            <text:p>13.52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69.367" calcext:value-type="float">
            <text:p>69.367</text:p>
          </table:table-cell>
          <table:table-cell table:style-name="ce4" office:value-type="float" office:value="88.6048" calcext:value-type="float">
            <text:p>88.6048</text:p>
          </table:table-cell>
          <table:table-cell table:style-name="ce4" office:value-type="float" office:value="35.9995" calcext:value-type="float">
            <text:p>35.9995</text:p>
          </table:table-cell>
          <table:table-cell table:style-name="ce2"/>
          <table:table-cell table:style-name="ce4" office:value-type="float" office:value="286.138" calcext:value-type="float">
            <text:p>286.138</text:p>
          </table:table-cell>
          <table:table-cell table:style-name="ce4" office:value-type="float" office:value="257.804" calcext:value-type="float">
            <text:p>257.804</text:p>
          </table:table-cell>
          <table:table-cell table:style-name="ce4" office:value-type="float" office:value="18.8366" calcext:value-type="float">
            <text:p>18.8366</text:p>
          </table:table-cell>
          <table:table-cell table:style-name="ce2"/>
          <table:table-cell table:style-name="ce4" office:value-type="float" office:value="69.367" calcext:value-type="float">
            <text:p>69.367</text:p>
          </table:table-cell>
          <table:table-cell table:style-name="ce4" office:value-type="float" office:value="88.6048" calcext:value-type="float">
            <text:p>88.6048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273.7785" calcext:value-type="float">
            <text:p>273.7785</text:p>
          </table:table-cell>
          <table:table-cell table:style-name="ce4" office:value-type="float" office:value="452.5825" calcext:value-type="float">
            <text:p>452.5825</text:p>
          </table:table-cell>
          <table:table-cell table:style-name="ce4" office:value-type="float" office:value="16.8804" calcext:value-type="float">
            <text:p>16.8804</text:p>
          </table:table-cell>
          <table:table-cell table:style-name="ce2"/>
          <table:table-cell table:style-name="ce4" office:value-type="float" office:value="6.5977" calcext:value-type="float">
            <text:p>6.5977</text:p>
          </table:table-cell>
          <table:table-cell table:style-name="ce4" office:value-type="float" office:value="386.0726" calcext:value-type="float">
            <text:p>386.0726</text:p>
          </table:table-cell>
          <table:table-cell table:style-name="ce4" office:value-type="float" office:value="36.8467" calcext:value-type="float">
            <text:p>36.8467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448.8675" calcext:value-type="float">
            <text:p>448.8675</text:p>
          </table:table-cell>
          <table:table-cell table:style-name="ce4" office:value-type="float" office:value="374.9879" calcext:value-type="float">
            <text:p>374.9879</text:p>
          </table:table-cell>
          <table:table-cell table:style-name="ce4" office:value-type="float" office:value="37.1165" calcext:value-type="float">
            <text:p>37.1165</text:p>
          </table:table-cell>
          <table:table-cell table:style-name="ce2"/>
          <table:table-cell table:style-name="ce4" office:value-type="float" office:value="489.7628" calcext:value-type="float">
            <text:p>489.7628</text:p>
          </table:table-cell>
          <table:table-cell table:style-name="ce4" office:value-type="float" office:value="32.9912" calcext:value-type="float">
            <text:p>32.9912</text:p>
          </table:table-cell>
          <table:table-cell table:style-name="ce4" office:value-type="float" office:value="26.943" calcext:value-type="float">
            <text:p>26.943</text:p>
          </table:table-cell>
          <table:table-cell table:style-name="ce2"/>
          <table:table-cell table:style-name="ce4" office:value-type="float" office:value="448.8675" calcext:value-type="float">
            <text:p>448.8675</text:p>
          </table:table-cell>
          <table:table-cell table:style-name="ce4" office:value-type="float" office:value="374.9879" calcext:value-type="float">
            <text:p>374.9879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6.3178" calcext:value-type="float">
            <text:p>6.3178</text:p>
          </table:table-cell>
          <table:table-cell table:style-name="ce4" office:value-type="float" office:value="487.0644" calcext:value-type="float">
            <text:p>487.0644</text:p>
          </table:table-cell>
          <table:table-cell table:style-name="ce4" office:value-type="float" office:value="12.6239" calcext:value-type="float">
            <text:p>12.6239</text:p>
          </table:table-cell>
          <table:table-cell table:style-name="ce2"/>
          <table:table-cell table:style-name="ce4" office:value-type="float" office:value="196.7143" calcext:value-type="float">
            <text:p>196.7143</text:p>
          </table:table-cell>
          <table:table-cell table:style-name="ce4" office:value-type="float" office:value="358.1746" calcext:value-type="float">
            <text:p>358.1746</text:p>
          </table:table-cell>
          <table:table-cell table:style-name="ce4" office:value-type="float" office:value="24.1933" calcext:value-type="float">
            <text:p>24.193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00.9073" calcext:value-type="float">
            <text:p>100.9073</text:p>
          </table:table-cell>
          <table:table-cell table:style-name="ce4" office:value-type="float" office:value="381.4376" calcext:value-type="float">
            <text:p>381.4376</text:p>
          </table:table-cell>
          <table:table-cell table:style-name="ce4" office:value-type="float" office:value="27.3062" calcext:value-type="float">
            <text:p>27.3062</text:p>
          </table:table-cell>
          <table:table-cell table:style-name="ce2"/>
          <table:table-cell table:style-name="ce4" office:value-type="float" office:value="347.6639" calcext:value-type="float">
            <text:p>347.6639</text:p>
          </table:table-cell>
          <table:table-cell table:style-name="ce4" office:value-type="float" office:value="447.5978" calcext:value-type="float">
            <text:p>447.5978</text:p>
          </table:table-cell>
          <table:table-cell table:style-name="ce4" office:value-type="float" office:value="11.1636" calcext:value-type="float">
            <text:p>11.1636</text:p>
          </table:table-cell>
          <table:table-cell table:style-name="ce2"/>
          <table:table-cell table:style-name="ce4" office:value-type="float" office:value="100.9073" calcext:value-type="float">
            <text:p>100.9073</text:p>
          </table:table-cell>
          <table:table-cell table:style-name="ce4" office:value-type="float" office:value="381.4376" calcext:value-type="float">
            <text:p>381.4376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193.1421" calcext:value-type="float">
            <text:p>193.1421</text:p>
          </table:table-cell>
          <table:table-cell table:style-name="ce4" office:value-type="float" office:value="203.1566" calcext:value-type="float">
            <text:p>203.1566</text:p>
          </table:table-cell>
          <table:table-cell table:style-name="ce4" office:value-type="float" office:value="31.7457" calcext:value-type="float">
            <text:p>31.7457</text:p>
          </table:table-cell>
          <table:table-cell table:style-name="ce2"/>
          <table:table-cell table:style-name="ce4" office:value-type="float" office:value="109.5616" calcext:value-type="float">
            <text:p>109.5616</text:p>
          </table:table-cell>
          <table:table-cell table:style-name="ce4" office:value-type="float" office:value="409.6218" calcext:value-type="float">
            <text:p>409.6218</text:p>
          </table:table-cell>
          <table:table-cell table:style-name="ce4" office:value-type="float" office:value="48.4471" calcext:value-type="float">
            <text:p>48.4471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473.7905" calcext:value-type="float">
            <text:p>473.7905</text:p>
          </table:table-cell>
          <table:table-cell table:style-name="ce4" office:value-type="float" office:value="167.0389" calcext:value-type="float">
            <text:p>167.0389</text:p>
          </table:table-cell>
          <table:table-cell table:style-name="ce4" office:value-type="float" office:value="12.0697" calcext:value-type="float">
            <text:p>12.0697</text:p>
          </table:table-cell>
          <table:table-cell table:style-name="ce2"/>
          <table:table-cell table:style-name="ce4" office:value-type="float" office:value="397.4836" calcext:value-type="float">
            <text:p>397.4836</text:p>
          </table:table-cell>
          <table:table-cell table:style-name="ce4" office:value-type="float" office:value="49.7919" calcext:value-type="float">
            <text:p>49.7919</text:p>
          </table:table-cell>
          <table:table-cell table:style-name="ce4" office:value-type="float" office:value="15.9034" calcext:value-type="float">
            <text:p>15.9034</text:p>
          </table:table-cell>
          <table:table-cell table:style-name="ce2"/>
          <table:table-cell table:style-name="ce4" office:value-type="float" office:value="473.7905" calcext:value-type="float">
            <text:p>473.7905</text:p>
          </table:table-cell>
          <table:table-cell table:style-name="ce4" office:value-type="float" office:value="167.0389" calcext:value-type="float">
            <text:p>167.0389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98.0042" calcext:value-type="float">
            <text:p>398.0042</text:p>
          </table:table-cell>
          <table:table-cell table:style-name="ce4" office:value-type="float" office:value="256.8814" calcext:value-type="float">
            <text:p>256.8814</text:p>
          </table:table-cell>
          <table:table-cell table:style-name="ce4" office:value-type="float" office:value="38.1715" calcext:value-type="float">
            <text:p>38.1715</text:p>
          </table:table-cell>
          <table:table-cell table:style-name="ce2"/>
          <table:table-cell table:style-name="ce4" office:value-type="float" office:value="747.5955" calcext:value-type="float">
            <text:p>747.5955</text:p>
          </table:table-cell>
          <table:table-cell table:style-name="ce4" office:value-type="float" office:value="85.7031" calcext:value-type="float">
            <text:p>85.7031</text:p>
          </table:table-cell>
          <table:table-cell table:style-name="ce4" office:value-type="float" office:value="26.8156" calcext:value-type="float">
            <text:p>26.815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357.5891" calcext:value-type="float">
            <text:p>357.5891</text:p>
          </table:table-cell>
          <table:table-cell table:style-name="ce4" office:value-type="float" office:value="37.4226" calcext:value-type="float">
            <text:p>37.4226</text:p>
          </table:table-cell>
          <table:table-cell table:style-name="ce4" office:value-type="float" office:value="25.716" calcext:value-type="float">
            <text:p>25.716</text:p>
          </table:table-cell>
          <table:table-cell table:style-name="ce2"/>
          <table:table-cell table:style-name="ce4" office:value-type="float" office:value="139.5546" calcext:value-type="float">
            <text:p>139.5546</text:p>
          </table:table-cell>
          <table:table-cell table:style-name="ce4" office:value-type="float" office:value="328.4929" calcext:value-type="float">
            <text:p>328.4929</text:p>
          </table:table-cell>
          <table:table-cell table:style-name="ce4" office:value-type="float" office:value="27.7839" calcext:value-type="float">
            <text:p>27.7839</text:p>
          </table:table-cell>
          <table:table-cell table:style-name="ce2"/>
          <table:table-cell table:style-name="ce4" office:value-type="float" office:value="357.5891" calcext:value-type="float">
            <text:p>357.5891</text:p>
          </table:table-cell>
          <table:table-cell table:style-name="ce4" office:value-type="float" office:value="37.4226" calcext:value-type="float">
            <text:p>37.4226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27.234" calcext:value-type="float">
            <text:p>27.234</text:p>
          </table:table-cell>
          <table:table-cell table:style-name="ce4" office:value-type="float" office:value="74.4223" calcext:value-type="float">
            <text:p>74.4223</text:p>
          </table:table-cell>
          <table:table-cell table:style-name="ce4" office:value-type="float" office:value="29.7136" calcext:value-type="float">
            <text:p>29.7136</text:p>
          </table:table-cell>
          <table:table-cell table:style-name="ce2"/>
          <table:table-cell table:style-name="ce4" office:value-type="float" office:value="15.0874" calcext:value-type="float">
            <text:p>15.0874</text:p>
          </table:table-cell>
          <table:table-cell table:style-name="ce4" office:value-type="float" office:value="183.0098" calcext:value-type="float">
            <text:p>183.0098</text:p>
          </table:table-cell>
          <table:table-cell table:style-name="ce4" office:value-type="float" office:value="57.3643" calcext:value-type="float">
            <text:p>57.364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39.7558" calcext:value-type="float">
            <text:p>139.7558</text:p>
          </table:table-cell>
          <table:table-cell table:style-name="ce4" office:value-type="float" office:value="203.7897" calcext:value-type="float">
            <text:p>203.7897</text:p>
          </table:table-cell>
          <table:table-cell table:style-name="ce4" office:value-type="float" office:value="6.9029" calcext:value-type="float">
            <text:p>6.9029</text:p>
          </table:table-cell>
          <table:table-cell table:style-name="ce2"/>
          <table:table-cell table:style-name="ce4" office:value-type="float" office:value="291.5634" calcext:value-type="float">
            <text:p>291.5634</text:p>
          </table:table-cell>
          <table:table-cell table:style-name="ce4" office:value-type="float" office:value="124.1412" calcext:value-type="float">
            <text:p>124.1412</text:p>
          </table:table-cell>
          <table:table-cell table:style-name="ce4" office:value-type="float" office:value="23.8817" calcext:value-type="float">
            <text:p>23.8817</text:p>
          </table:table-cell>
          <table:table-cell table:style-name="ce2"/>
          <table:table-cell table:style-name="ce4" office:value-type="float" office:value="139.7558" calcext:value-type="float">
            <text:p>139.7558</text:p>
          </table:table-cell>
          <table:table-cell table:style-name="ce4" office:value-type="float" office:value="203.7897" calcext:value-type="float">
            <text:p>203.7897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225.1328" calcext:value-type="float">
            <text:p>225.1328</text:p>
          </table:table-cell>
          <table:table-cell table:style-name="ce4" office:value-type="float" office:value="52.8964" calcext:value-type="float">
            <text:p>52.8964</text:p>
          </table:table-cell>
          <table:table-cell table:style-name="ce4" office:value-type="float" office:value="37.6076" calcext:value-type="float">
            <text:p>37.6076</text:p>
          </table:table-cell>
          <table:table-cell table:style-name="ce2"/>
          <table:table-cell table:style-name="ce4" office:value-type="float" office:value="925.9405" calcext:value-type="float">
            <text:p>925.9405</text:p>
          </table:table-cell>
          <table:table-cell table:style-name="ce4" office:value-type="float" office:value="913.7512" calcext:value-type="float">
            <text:p>913.7512</text:p>
          </table:table-cell>
          <table:table-cell table:style-name="ce4" office:value-type="float" office:value="34.2873" calcext:value-type="float">
            <text:p>34.287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34.154" calcext:value-type="float">
            <text:p>34.154</text:p>
          </table:table-cell>
          <table:table-cell table:style-name="ce4" office:value-type="float" office:value="37.8917" calcext:value-type="float">
            <text:p>37.8917</text:p>
          </table:table-cell>
          <table:table-cell table:style-name="ce4" office:value-type="float" office:value="13.9597" calcext:value-type="float">
            <text:p>13.9597</text:p>
          </table:table-cell>
          <table:table-cell table:style-name="ce2"/>
          <table:table-cell table:style-name="ce4" office:value-type="float" office:value="490.9228" calcext:value-type="float">
            <text:p>490.9228</text:p>
          </table:table-cell>
          <table:table-cell table:style-name="ce4" office:value-type="float" office:value="126.7394" calcext:value-type="float">
            <text:p>126.7394</text:p>
          </table:table-cell>
          <table:table-cell table:style-name="ce4" office:value-type="float" office:value="23.2413" calcext:value-type="float">
            <text:p>23.2413</text:p>
          </table:table-cell>
          <table:table-cell table:style-name="ce2"/>
          <table:table-cell table:style-name="ce4" office:value-type="float" office:value="34.154" calcext:value-type="float">
            <text:p>34.154</text:p>
          </table:table-cell>
          <table:table-cell table:style-name="ce4" office:value-type="float" office:value="37.8917" calcext:value-type="float">
            <text:p>37.8917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152.9643" calcext:value-type="float">
            <text:p>152.9643</text:p>
          </table:table-cell>
          <table:table-cell table:style-name="ce4" office:value-type="float" office:value="451.6512" calcext:value-type="float">
            <text:p>451.6512</text:p>
          </table:table-cell>
          <table:table-cell table:style-name="ce4" office:value-type="float" office:value="20.3608" calcext:value-type="float">
            <text:p>20.3608</text:p>
          </table:table-cell>
          <table:table-cell table:style-name="ce2"/>
          <table:table-cell table:style-name="ce4" office:value-type="float" office:value="312.6195" calcext:value-type="float">
            <text:p>312.6195</text:p>
          </table:table-cell>
          <table:table-cell table:style-name="ce4" office:value-type="float" office:value="582.8704" calcext:value-type="float">
            <text:p>582.8704</text:p>
          </table:table-cell>
          <table:table-cell table:style-name="ce4" office:value-type="float" office:value="36.5726" calcext:value-type="float">
            <text:p>36.572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62.6349" calcext:value-type="float">
            <text:p>162.6349</text:p>
          </table:table-cell>
          <table:table-cell table:style-name="ce4" office:value-type="float" office:value="98.5349" calcext:value-type="float">
            <text:p>98.5349</text:p>
          </table:table-cell>
          <table:table-cell table:style-name="ce4" office:value-type="float" office:value="30.0732" calcext:value-type="float">
            <text:p>30.0732</text:p>
          </table:table-cell>
          <table:table-cell table:style-name="ce2"/>
          <table:table-cell table:style-name="ce4" office:value-type="float" office:value="304.9681" calcext:value-type="float">
            <text:p>304.9681</text:p>
          </table:table-cell>
          <table:table-cell table:style-name="ce4" office:value-type="float" office:value="160.2474" calcext:value-type="float">
            <text:p>160.2474</text:p>
          </table:table-cell>
          <table:table-cell table:style-name="ce4" office:value-type="float" office:value="4.9631" calcext:value-type="float">
            <text:p>4.9631</text:p>
          </table:table-cell>
          <table:table-cell table:style-name="ce2"/>
          <table:table-cell table:style-name="ce4" office:value-type="float" office:value="162.6349" calcext:value-type="float">
            <text:p>162.6349</text:p>
          </table:table-cell>
          <table:table-cell table:style-name="ce4" office:value-type="float" office:value="98.5349" calcext:value-type="float">
            <text:p>98.5349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153.7565" calcext:value-type="float">
            <text:p>153.7565</text:p>
          </table:table-cell>
          <table:table-cell table:style-name="ce4" office:value-type="float" office:value="59.9229" calcext:value-type="float">
            <text:p>59.9229</text:p>
          </table:table-cell>
          <table:table-cell table:style-name="ce4" office:value-type="float" office:value="26.9421" calcext:value-type="float">
            <text:p>26.9421</text:p>
          </table:table-cell>
          <table:table-cell table:style-name="ce2"/>
          <table:table-cell table:style-name="ce4" office:value-type="float" office:value="150.0141" calcext:value-type="float">
            <text:p>150.0141</text:p>
          </table:table-cell>
          <table:table-cell table:style-name="ce4" office:value-type="float" office:value="998.2676" calcext:value-type="float">
            <text:p>998.2676</text:p>
          </table:table-cell>
          <table:table-cell table:style-name="ce4" office:value-type="float" office:value="27.8981" calcext:value-type="float">
            <text:p>27.8981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63.8387" calcext:value-type="float">
            <text:p>163.8387</text:p>
          </table:table-cell>
          <table:table-cell table:style-name="ce4" office:value-type="float" office:value="375.9458" calcext:value-type="float">
            <text:p>375.9458</text:p>
          </table:table-cell>
          <table:table-cell table:style-name="ce4" office:value-type="float" office:value="9.6761" calcext:value-type="float">
            <text:p>9.6761</text:p>
          </table:table-cell>
          <table:table-cell table:style-name="ce2"/>
          <table:table-cell table:style-name="ce4" office:value-type="float" office:value="153.0144" calcext:value-type="float">
            <text:p>153.0144</text:p>
          </table:table-cell>
          <table:table-cell table:style-name="ce4" office:value-type="float" office:value="83.0382" calcext:value-type="float">
            <text:p>83.0382</text:p>
          </table:table-cell>
          <table:table-cell table:style-name="ce4" office:value-type="float" office:value="4.5327" calcext:value-type="float">
            <text:p>4.5327</text:p>
          </table:table-cell>
          <table:table-cell table:style-name="ce2"/>
          <table:table-cell table:style-name="ce4" office:value-type="float" office:value="163.8387" calcext:value-type="float">
            <text:p>163.8387</text:p>
          </table:table-cell>
          <table:table-cell table:style-name="ce4" office:value-type="float" office:value="375.9458" calcext:value-type="float">
            <text:p>375.9458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44.9402" calcext:value-type="float">
            <text:p>344.9402</text:p>
          </table:table-cell>
          <table:table-cell table:style-name="ce4" office:value-type="float" office:value="25.4663" calcext:value-type="float">
            <text:p>25.4663</text:p>
          </table:table-cell>
          <table:table-cell table:style-name="ce4" office:value-type="float" office:value="28.3552" calcext:value-type="float">
            <text:p>28.3552</text:p>
          </table:table-cell>
          <table:table-cell table:style-name="ce2"/>
          <table:table-cell table:style-name="ce4" office:value-type="float" office:value="531.0583" calcext:value-type="float">
            <text:p>531.0583</text:p>
          </table:table-cell>
          <table:table-cell table:style-name="ce4" office:value-type="float" office:value="351.0546" calcext:value-type="float">
            <text:p>351.0546</text:p>
          </table:table-cell>
          <table:table-cell table:style-name="ce4" office:value-type="float" office:value="67.8402" calcext:value-type="float">
            <text:p>67.840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88.5925" calcext:value-type="float">
            <text:p>288.5925</text:p>
          </table:table-cell>
          <table:table-cell table:style-name="ce4" office:value-type="float" office:value="468.033" calcext:value-type="float">
            <text:p>468.033</text:p>
          </table:table-cell>
          <table:table-cell table:style-name="ce4" office:value-type="float" office:value="25.527" calcext:value-type="float">
            <text:p>25.527</text:p>
          </table:table-cell>
          <table:table-cell table:style-name="ce2"/>
          <table:table-cell table:style-name="ce4" office:value-type="float" office:value="94.0215" calcext:value-type="float">
            <text:p>94.0215</text:p>
          </table:table-cell>
          <table:table-cell table:style-name="ce4" office:value-type="float" office:value="318.2704" calcext:value-type="float">
            <text:p>318.2704</text:p>
          </table:table-cell>
          <table:table-cell table:style-name="ce4" office:value-type="float" office:value="12.8505" calcext:value-type="float">
            <text:p>12.8505</text:p>
          </table:table-cell>
          <table:table-cell table:style-name="ce2"/>
          <table:table-cell table:style-name="ce4" office:value-type="float" office:value="288.5925" calcext:value-type="float">
            <text:p>288.5925</text:p>
          </table:table-cell>
          <table:table-cell table:style-name="ce4" office:value-type="float" office:value="468.033" calcext:value-type="float">
            <text:p>468.033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70.663" calcext:value-type="float">
            <text:p>470.663</text:p>
          </table:table-cell>
          <table:table-cell table:style-name="ce4" office:value-type="float" office:value="301.7738" calcext:value-type="float">
            <text:p>301.7738</text:p>
          </table:table-cell>
          <table:table-cell table:style-name="ce4" office:value-type="float" office:value="7.7453" calcext:value-type="float">
            <text:p>7.7453</text:p>
          </table:table-cell>
          <table:table-cell table:style-name="ce2"/>
          <table:table-cell table:style-name="ce4" office:value-type="float" office:value="806.4174" calcext:value-type="float">
            <text:p>806.4174</text:p>
          </table:table-cell>
          <table:table-cell table:style-name="ce4" office:value-type="float" office:value="323.6036" calcext:value-type="float">
            <text:p>323.6036</text:p>
          </table:table-cell>
          <table:table-cell table:style-name="ce4" office:value-type="float" office:value="36.4259" calcext:value-type="float">
            <text:p>36.425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396.7303" calcext:value-type="float">
            <text:p>396.7303</text:p>
          </table:table-cell>
          <table:table-cell table:style-name="ce4" office:value-type="float" office:value="274.1586" calcext:value-type="float">
            <text:p>274.1586</text:p>
          </table:table-cell>
          <table:table-cell table:style-name="ce4" office:value-type="float" office:value="24.5441" calcext:value-type="float">
            <text:p>24.5441</text:p>
          </table:table-cell>
          <table:table-cell table:style-name="ce2"/>
          <table:table-cell table:style-name="ce4" office:value-type="float" office:value="37.5399" calcext:value-type="float">
            <text:p>37.5399</text:p>
          </table:table-cell>
          <table:table-cell table:style-name="ce4" office:value-type="float" office:value="437.0571" calcext:value-type="float">
            <text:p>437.0571</text:p>
          </table:table-cell>
          <table:table-cell table:style-name="ce4" office:value-type="float" office:value="19.2014" calcext:value-type="float">
            <text:p>19.2014</text:p>
          </table:table-cell>
          <table:table-cell table:style-name="ce2"/>
          <table:table-cell table:style-name="ce4" office:value-type="float" office:value="396.7303" calcext:value-type="float">
            <text:p>396.7303</text:p>
          </table:table-cell>
          <table:table-cell table:style-name="ce4" office:value-type="float" office:value="274.1586" calcext:value-type="float">
            <text:p>274.1586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246.4303" calcext:value-type="float">
            <text:p>246.4303</text:p>
          </table:table-cell>
          <table:table-cell table:style-name="ce4" office:value-type="float" office:value="361.0295" calcext:value-type="float">
            <text:p>361.0295</text:p>
          </table:table-cell>
          <table:table-cell table:style-name="ce4" office:value-type="float" office:value="7.3456" calcext:value-type="float">
            <text:p>7.3456</text:p>
          </table:table-cell>
          <table:table-cell table:style-name="ce2"/>
          <table:table-cell table:style-name="ce4" office:value-type="float" office:value="539.4744" calcext:value-type="float">
            <text:p>539.4744</text:p>
          </table:table-cell>
          <table:table-cell table:style-name="ce4" office:value-type="float" office:value="960.3193" calcext:value-type="float">
            <text:p>960.3193</text:p>
          </table:table-cell>
          <table:table-cell table:style-name="ce4" office:value-type="float" office:value="39.3385" calcext:value-type="float">
            <text:p>39.338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34.9983" calcext:value-type="float">
            <text:p>234.9983</text:p>
          </table:table-cell>
          <table:table-cell table:style-name="ce4" office:value-type="float" office:value="402.2235" calcext:value-type="float">
            <text:p>402.2235</text:p>
          </table:table-cell>
          <table:table-cell table:style-name="ce4" office:value-type="float" office:value="16.803" calcext:value-type="float">
            <text:p>16.803</text:p>
          </table:table-cell>
          <table:table-cell table:style-name="ce2"/>
          <table:table-cell table:style-name="ce4" office:value-type="float" office:value="347.6417" calcext:value-type="float">
            <text:p>347.6417</text:p>
          </table:table-cell>
          <table:table-cell table:style-name="ce4" office:value-type="float" office:value="309.5289" calcext:value-type="float">
            <text:p>309.5289</text:p>
          </table:table-cell>
          <table:table-cell table:style-name="ce4" office:value-type="float" office:value="24.1344" calcext:value-type="float">
            <text:p>24.1344</text:p>
          </table:table-cell>
          <table:table-cell table:style-name="ce2"/>
          <table:table-cell table:style-name="ce4" office:value-type="float" office:value="234.9983" calcext:value-type="float">
            <text:p>234.9983</text:p>
          </table:table-cell>
          <table:table-cell table:style-name="ce4" office:value-type="float" office:value="402.2235" calcext:value-type="float">
            <text:p>402.2235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6.9372" calcext:value-type="float">
            <text:p>46.9372</text:p>
          </table:table-cell>
          <table:table-cell table:style-name="ce4" office:value-type="float" office:value="166.7499" calcext:value-type="float">
            <text:p>166.7499</text:p>
          </table:table-cell>
          <table:table-cell table:style-name="ce4" office:value-type="float" office:value="21.9186" calcext:value-type="float">
            <text:p>21.9186</text:p>
          </table:table-cell>
          <table:table-cell table:style-name="ce2"/>
          <table:table-cell table:style-name="ce4" office:value-type="float" office:value="801.1239" calcext:value-type="float">
            <text:p>801.1239</text:p>
          </table:table-cell>
          <table:table-cell table:style-name="ce4" office:value-type="float" office:value="499.3253" calcext:value-type="float">
            <text:p>499.3253</text:p>
          </table:table-cell>
          <table:table-cell table:style-name="ce4" office:value-type="float" office:value="5.2392" calcext:value-type="float">
            <text:p>5.239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89.7398" calcext:value-type="float">
            <text:p>189.7398</text:p>
          </table:table-cell>
          <table:table-cell table:style-name="ce4" office:value-type="float" office:value="205.384" calcext:value-type="float">
            <text:p>205.384</text:p>
          </table:table-cell>
          <table:table-cell table:style-name="ce4" office:value-type="float" office:value="19.8044" calcext:value-type="float">
            <text:p>19.8044</text:p>
          </table:table-cell>
          <table:table-cell table:style-name="ce2"/>
          <table:table-cell table:style-name="ce4" office:value-type="float" office:value="498.0549" calcext:value-type="float">
            <text:p>498.0549</text:p>
          </table:table-cell>
          <table:table-cell table:style-name="ce4" office:value-type="float" office:value="264.7461" calcext:value-type="float">
            <text:p>264.7461</text:p>
          </table:table-cell>
          <table:table-cell table:style-name="ce4" office:value-type="float" office:value="23.6983" calcext:value-type="float">
            <text:p>23.6983</text:p>
          </table:table-cell>
          <table:table-cell table:style-name="ce2"/>
          <table:table-cell table:style-name="ce4" office:value-type="float" office:value="189.7398" calcext:value-type="float">
            <text:p>189.7398</text:p>
          </table:table-cell>
          <table:table-cell table:style-name="ce4" office:value-type="float" office:value="205.384" calcext:value-type="float">
            <text:p>205.384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45.4623" calcext:value-type="float">
            <text:p>445.4623</text:p>
          </table:table-cell>
          <table:table-cell table:style-name="ce4" office:value-type="float" office:value="18.5412" calcext:value-type="float">
            <text:p>18.5412</text:p>
          </table:table-cell>
          <table:table-cell table:style-name="ce4" office:value-type="float" office:value="35.9841" calcext:value-type="float">
            <text:p>35.9841</text:p>
          </table:table-cell>
          <table:table-cell table:style-name="ce2"/>
          <table:table-cell table:style-name="ce4" office:value-type="float" office:value="626.7831" calcext:value-type="float">
            <text:p>626.7831</text:p>
          </table:table-cell>
          <table:table-cell table:style-name="ce4" office:value-type="float" office:value="245.9859" calcext:value-type="float">
            <text:p>245.9859</text:p>
          </table:table-cell>
          <table:table-cell table:style-name="ce4" office:value-type="float" office:value="49.7955" calcext:value-type="float">
            <text:p>49.795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44.0047" calcext:value-type="float">
            <text:p>44.0047</text:p>
          </table:table-cell>
          <table:table-cell table:style-name="ce4" office:value-type="float" office:value="451.4432" calcext:value-type="float">
            <text:p>451.4432</text:p>
          </table:table-cell>
          <table:table-cell table:style-name="ce4" office:value-type="float" office:value="9.5123" calcext:value-type="float">
            <text:p>9.5123</text:p>
          </table:table-cell>
          <table:table-cell table:style-name="ce2"/>
          <table:table-cell table:style-name="ce4" office:value-type="float" office:value="75.7877" calcext:value-type="float">
            <text:p>75.7877</text:p>
          </table:table-cell>
          <table:table-cell table:style-name="ce4" office:value-type="float" office:value="60.2494" calcext:value-type="float">
            <text:p>60.2494</text:p>
          </table:table-cell>
          <table:table-cell table:style-name="ce4" office:value-type="float" office:value="30.7352" calcext:value-type="float">
            <text:p>30.7352</text:p>
          </table:table-cell>
          <table:table-cell table:style-name="ce2"/>
          <table:table-cell table:style-name="ce4" office:value-type="float" office:value="44.0047" calcext:value-type="float">
            <text:p>44.0047</text:p>
          </table:table-cell>
          <table:table-cell table:style-name="ce4" office:value-type="float" office:value="451.4432" calcext:value-type="float">
            <text:p>451.4432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167.5987" calcext:value-type="float">
            <text:p>167.5987</text:p>
          </table:table-cell>
          <table:table-cell table:style-name="ce4" office:value-type="float" office:value="135.1449" calcext:value-type="float">
            <text:p>135.1449</text:p>
          </table:table-cell>
          <table:table-cell table:style-name="ce4" office:value-type="float" office:value="33.041" calcext:value-type="float">
            <text:p>33.041</text:p>
          </table:table-cell>
          <table:table-cell table:style-name="ce2"/>
          <table:table-cell table:style-name="ce4" office:value-type="float" office:value="293.0119" calcext:value-type="float">
            <text:p>293.0119</text:p>
          </table:table-cell>
          <table:table-cell table:style-name="ce4" office:value-type="float" office:value="44.442" calcext:value-type="float">
            <text:p>44.442</text:p>
          </table:table-cell>
          <table:table-cell table:style-name="ce4" office:value-type="float" office:value="30.3652" calcext:value-type="float">
            <text:p>30.365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27.0558" calcext:value-type="float">
            <text:p>127.0558</text:p>
          </table:table-cell>
          <table:table-cell table:style-name="ce4" office:value-type="float" office:value="341.3215" calcext:value-type="float">
            <text:p>341.3215</text:p>
          </table:table-cell>
          <table:table-cell table:style-name="ce4" office:value-type="float" office:value="11.7524" calcext:value-type="float">
            <text:p>11.7524</text:p>
          </table:table-cell>
          <table:table-cell table:style-name="ce2"/>
          <table:table-cell table:style-name="ce4" office:value-type="float" office:value="439.6685" calcext:value-type="float">
            <text:p>439.6685</text:p>
          </table:table-cell>
          <table:table-cell table:style-name="ce4" office:value-type="float" office:value="297.0237" calcext:value-type="float">
            <text:p>297.0237</text:p>
          </table:table-cell>
          <table:table-cell table:style-name="ce4" office:value-type="float" office:value="30.0141" calcext:value-type="float">
            <text:p>30.0141</text:p>
          </table:table-cell>
          <table:table-cell table:style-name="ce2"/>
          <table:table-cell table:style-name="ce4" office:value-type="float" office:value="127.0558" calcext:value-type="float">
            <text:p>127.0558</text:p>
          </table:table-cell>
          <table:table-cell table:style-name="ce4" office:value-type="float" office:value="341.3215" calcext:value-type="float">
            <text:p>341.3215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93.3217" calcext:value-type="float">
            <text:p>93.3217</text:p>
          </table:table-cell>
          <table:table-cell table:style-name="ce4" office:value-type="float" office:value="471.0867" calcext:value-type="float">
            <text:p>471.0867</text:p>
          </table:table-cell>
          <table:table-cell table:style-name="ce4" office:value-type="float" office:value="30.9373" calcext:value-type="float">
            <text:p>30.9373</text:p>
          </table:table-cell>
          <table:table-cell table:style-name="ce2"/>
          <table:table-cell table:style-name="ce4" office:value-type="float" office:value="953.2474" calcext:value-type="float">
            <text:p>953.2474</text:p>
          </table:table-cell>
          <table:table-cell table:style-name="ce4" office:value-type="float" office:value="754.5425" calcext:value-type="float">
            <text:p>754.5425</text:p>
          </table:table-cell>
          <table:table-cell table:style-name="ce4" office:value-type="float" office:value="31.4008" calcext:value-type="float">
            <text:p>31.400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17.1149" calcext:value-type="float">
            <text:p>117.1149</text:p>
          </table:table-cell>
          <table:table-cell table:style-name="ce4" office:value-type="float" office:value="493.9629" calcext:value-type="float">
            <text:p>493.9629</text:p>
          </table:table-cell>
          <table:table-cell table:style-name="ce4" office:value-type="float" office:value="38.6592" calcext:value-type="float">
            <text:p>38.6592</text:p>
          </table:table-cell>
          <table:table-cell table:style-name="ce2"/>
          <table:table-cell table:style-name="ce4" office:value-type="float" office:value="144.8441" calcext:value-type="float">
            <text:p>144.8441</text:p>
          </table:table-cell>
          <table:table-cell table:style-name="ce4" office:value-type="float" office:value="171.4843" calcext:value-type="float">
            <text:p>171.4843</text:p>
          </table:table-cell>
          <table:table-cell table:style-name="ce4" office:value-type="float" office:value="18.8553" calcext:value-type="float">
            <text:p>18.8553</text:p>
          </table:table-cell>
          <table:table-cell table:style-name="ce2"/>
          <table:table-cell table:style-name="ce4" office:value-type="float" office:value="117.1149" calcext:value-type="float">
            <text:p>117.1149</text:p>
          </table:table-cell>
          <table:table-cell table:style-name="ce4" office:value-type="float" office:value="493.9629" calcext:value-type="float">
            <text:p>493.9629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135.2276" calcext:value-type="float">
            <text:p>135.2276</text:p>
          </table:table-cell>
          <table:table-cell table:style-name="ce4" office:value-type="float" office:value="341.4726" calcext:value-type="float">
            <text:p>341.4726</text:p>
          </table:table-cell>
          <table:table-cell table:style-name="ce4" office:value-type="float" office:value="13.1414" calcext:value-type="float">
            <text:p>13.1414</text:p>
          </table:table-cell>
          <table:table-cell table:style-name="ce2"/>
          <table:table-cell table:style-name="ce4" office:value-type="float" office:value="987.9403" calcext:value-type="float">
            <text:p>987.9403</text:p>
          </table:table-cell>
          <table:table-cell table:style-name="ce4" office:value-type="float" office:value="588.7485" calcext:value-type="float">
            <text:p>588.7485</text:p>
          </table:table-cell>
          <table:table-cell table:style-name="ce4" office:value-type="float" office:value="21.3105" calcext:value-type="float">
            <text:p>21.310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94.1971" calcext:value-type="float">
            <text:p>294.1971</text:p>
          </table:table-cell>
          <table:table-cell table:style-name="ce4" office:value-type="float" office:value="295.1265" calcext:value-type="float">
            <text:p>295.1265</text:p>
          </table:table-cell>
          <table:table-cell table:style-name="ce4" office:value-type="float" office:value="36.3279" calcext:value-type="float">
            <text:p>36.3279</text:p>
          </table:table-cell>
          <table:table-cell table:style-name="ce2"/>
          <table:table-cell table:style-name="ce4" office:value-type="float" office:value="427.6195" calcext:value-type="float">
            <text:p>427.6195</text:p>
          </table:table-cell>
          <table:table-cell table:style-name="ce4" office:value-type="float" office:value="183.1852" calcext:value-type="float">
            <text:p>183.1852</text:p>
          </table:table-cell>
          <table:table-cell table:style-name="ce4" office:value-type="float" office:value="30.6831" calcext:value-type="float">
            <text:p>30.6831</text:p>
          </table:table-cell>
          <table:table-cell table:style-name="ce2"/>
          <table:table-cell table:style-name="ce4" office:value-type="float" office:value="294.1971" calcext:value-type="float">
            <text:p>294.1971</text:p>
          </table:table-cell>
          <table:table-cell table:style-name="ce4" office:value-type="float" office:value="295.1265" calcext:value-type="float">
            <text:p>295.1265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98.1988" calcext:value-type="float">
            <text:p>498.1988</text:p>
          </table:table-cell>
          <table:table-cell table:style-name="ce4" office:value-type="float" office:value="94.5603" calcext:value-type="float">
            <text:p>94.5603</text:p>
          </table:table-cell>
          <table:table-cell table:style-name="ce4" office:value-type="float" office:value="37.9512" calcext:value-type="float">
            <text:p>37.9512</text:p>
          </table:table-cell>
          <table:table-cell table:style-name="ce2"/>
          <table:table-cell table:style-name="ce4" office:value-type="float" office:value="526.6767" calcext:value-type="float">
            <text:p>526.6767</text:p>
          </table:table-cell>
          <table:table-cell table:style-name="ce4" office:value-type="float" office:value="537.2399" calcext:value-type="float">
            <text:p>537.2399</text:p>
          </table:table-cell>
          <table:table-cell table:style-name="ce4" office:value-type="float" office:value="61.5178" calcext:value-type="float">
            <text:p>61.517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74.1463" calcext:value-type="float">
            <text:p>274.1463</text:p>
          </table:table-cell>
          <table:table-cell table:style-name="ce4" office:value-type="float" office:value="222.841" calcext:value-type="float">
            <text:p>222.841</text:p>
          </table:table-cell>
          <table:table-cell table:style-name="ce4" office:value-type="float" office:value="11.8789" calcext:value-type="float">
            <text:p>11.8789</text:p>
          </table:table-cell>
          <table:table-cell table:style-name="ce2"/>
          <table:table-cell table:style-name="ce4" office:value-type="float" office:value="15.0382" calcext:value-type="float">
            <text:p>15.0382</text:p>
          </table:table-cell>
          <table:table-cell table:style-name="ce4" office:value-type="float" office:value="395.2031" calcext:value-type="float">
            <text:p>395.2031</text:p>
          </table:table-cell>
          <table:table-cell table:style-name="ce4" office:value-type="float" office:value="17.7499" calcext:value-type="float">
            <text:p>17.7499</text:p>
          </table:table-cell>
          <table:table-cell table:style-name="ce2"/>
          <table:table-cell table:style-name="ce4" office:value-type="float" office:value="274.1463" calcext:value-type="float">
            <text:p>274.1463</text:p>
          </table:table-cell>
          <table:table-cell table:style-name="ce4" office:value-type="float" office:value="222.841" calcext:value-type="float">
            <text:p>222.841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72.3916" calcext:value-type="float">
            <text:p>372.3916</text:p>
          </table:table-cell>
          <table:table-cell table:style-name="ce4" office:value-type="float" office:value="115.204" calcext:value-type="float">
            <text:p>115.204</text:p>
          </table:table-cell>
          <table:table-cell table:style-name="ce4" office:value-type="float" office:value="37.3007" calcext:value-type="float">
            <text:p>37.3007</text:p>
          </table:table-cell>
          <table:table-cell table:style-name="ce2"/>
          <table:table-cell table:style-name="ce4" office:value-type="float" office:value="546.204" calcext:value-type="float">
            <text:p>546.204</text:p>
          </table:table-cell>
          <table:table-cell table:style-name="ce4" office:value-type="float" office:value="15.3409" calcext:value-type="float">
            <text:p>15.3409</text:p>
          </table:table-cell>
          <table:table-cell table:style-name="ce4" office:value-type="float" office:value="46.5248" calcext:value-type="float">
            <text:p>46.524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340.6068" calcext:value-type="float">
            <text:p>340.6068</text:p>
          </table:table-cell>
          <table:table-cell table:style-name="ce4" office:value-type="float" office:value="446.1176" calcext:value-type="float">
            <text:p>446.1176</text:p>
          </table:table-cell>
          <table:table-cell table:style-name="ce4" office:value-type="float" office:value="22.6882" calcext:value-type="float">
            <text:p>22.6882</text:p>
          </table:table-cell>
          <table:table-cell table:style-name="ce2"/>
          <table:table-cell table:style-name="ce4" office:value-type="float" office:value="378.0712" calcext:value-type="float">
            <text:p>378.0712</text:p>
          </table:table-cell>
          <table:table-cell table:style-name="ce4" office:value-type="float" office:value="213.0406" calcext:value-type="float">
            <text:p>213.0406</text:p>
          </table:table-cell>
          <table:table-cell table:style-name="ce4" office:value-type="float" office:value="13.4439" calcext:value-type="float">
            <text:p>13.4439</text:p>
          </table:table-cell>
          <table:table-cell table:style-name="ce2"/>
          <table:table-cell table:style-name="ce4" office:value-type="float" office:value="340.6068" calcext:value-type="float">
            <text:p>340.6068</text:p>
          </table:table-cell>
          <table:table-cell table:style-name="ce4" office:value-type="float" office:value="446.1176" calcext:value-type="float">
            <text:p>446.1176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57.6267" calcext:value-type="float">
            <text:p>357.6267</text:p>
          </table:table-cell>
          <table:table-cell table:style-name="ce4" office:value-type="float" office:value="395.6627" calcext:value-type="float">
            <text:p>395.6627</text:p>
          </table:table-cell>
          <table:table-cell table:style-name="ce4" office:value-type="float" office:value="21.789" calcext:value-type="float">
            <text:p>21.789</text:p>
          </table:table-cell>
          <table:table-cell table:style-name="ce2"/>
          <table:table-cell table:style-name="ce4" office:value-type="float" office:value="171.7044" calcext:value-type="float">
            <text:p>171.7044</text:p>
          </table:table-cell>
          <table:table-cell table:style-name="ce4" office:value-type="float" office:value="92.1889" calcext:value-type="float">
            <text:p>92.1889</text:p>
          </table:table-cell>
          <table:table-cell table:style-name="ce4" office:value-type="float" office:value="32.6445" calcext:value-type="float">
            <text:p>32.644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166.7678" calcext:value-type="float">
            <text:p>166.7678</text:p>
          </table:table-cell>
          <table:table-cell table:style-name="ce4" office:value-type="float" office:value="264.3982" calcext:value-type="float">
            <text:p>264.3982</text:p>
          </table:table-cell>
          <table:table-cell table:style-name="ce4" office:value-type="float" office:value="6.5654" calcext:value-type="float">
            <text:p>6.5654</text:p>
          </table:table-cell>
          <table:table-cell table:style-name="ce2"/>
          <table:table-cell table:style-name="ce4" office:value-type="float" office:value="170.9041" calcext:value-type="float">
            <text:p>170.9041</text:p>
          </table:table-cell>
          <table:table-cell table:style-name="ce4" office:value-type="float" office:value="267.7221" calcext:value-type="float">
            <text:p>267.7221</text:p>
          </table:table-cell>
          <table:table-cell table:style-name="ce4" office:value-type="float" office:value="29.1456" calcext:value-type="float">
            <text:p>29.1456</text:p>
          </table:table-cell>
          <table:table-cell table:style-name="ce2"/>
          <table:table-cell table:style-name="ce4" office:value-type="float" office:value="166.7678" calcext:value-type="float">
            <text:p>166.7678</text:p>
          </table:table-cell>
          <table:table-cell table:style-name="ce4" office:value-type="float" office:value="264.3982" calcext:value-type="float">
            <text:p>264.3982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96.323" calcext:value-type="float">
            <text:p>396.323</text:p>
          </table:table-cell>
          <table:table-cell table:style-name="ce4" office:value-type="float" office:value="485.1539" calcext:value-type="float">
            <text:p>485.1539</text:p>
          </table:table-cell>
          <table:table-cell table:style-name="ce4" office:value-type="float" office:value="34.3025" calcext:value-type="float">
            <text:p>34.3025</text:p>
          </table:table-cell>
          <table:table-cell table:style-name="ce2"/>
          <table:table-cell table:style-name="ce4" office:value-type="float" office:value="116.7192" calcext:value-type="float">
            <text:p>116.7192</text:p>
          </table:table-cell>
          <table:table-cell table:style-name="ce4" office:value-type="float" office:value="333.6039" calcext:value-type="float">
            <text:p>333.6039</text:p>
          </table:table-cell>
          <table:table-cell table:style-name="ce4" office:value-type="float" office:value="21.8373" calcext:value-type="float">
            <text:p>21.837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94.8672" calcext:value-type="float">
            <text:p>94.8672</text:p>
          </table:table-cell>
          <table:table-cell table:style-name="ce4" office:value-type="float" office:value="436.5529" calcext:value-type="float">
            <text:p>436.5529</text:p>
          </table:table-cell>
          <table:table-cell table:style-name="ce4" office:value-type="float" office:value="25.0871" calcext:value-type="float">
            <text:p>25.0871</text:p>
          </table:table-cell>
          <table:table-cell table:style-name="ce2"/>
          <table:table-cell table:style-name="ce4" office:value-type="float" office:value="193.2439" calcext:value-type="float">
            <text:p>193.2439</text:p>
          </table:table-cell>
          <table:table-cell table:style-name="ce4" office:value-type="float" office:value="397.4981" calcext:value-type="float">
            <text:p>397.4981</text:p>
          </table:table-cell>
          <table:table-cell table:style-name="ce4" office:value-type="float" office:value="9.5129" calcext:value-type="float">
            <text:p>9.5129</text:p>
          </table:table-cell>
          <table:table-cell table:style-name="ce2"/>
          <table:table-cell table:style-name="ce4" office:value-type="float" office:value="94.8672" calcext:value-type="float">
            <text:p>94.8672</text:p>
          </table:table-cell>
          <table:table-cell table:style-name="ce4" office:value-type="float" office:value="436.5529" calcext:value-type="float">
            <text:p>436.5529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402.4577" calcext:value-type="float">
            <text:p>402.4577</text:p>
          </table:table-cell>
          <table:table-cell table:style-name="ce4" office:value-type="float" office:value="99.6986" calcext:value-type="float">
            <text:p>99.6986</text:p>
          </table:table-cell>
          <table:table-cell table:style-name="ce4" office:value-type="float" office:value="8.8615" calcext:value-type="float">
            <text:p>8.8615</text:p>
          </table:table-cell>
          <table:table-cell table:style-name="ce2"/>
          <table:table-cell table:style-name="ce4" office:value-type="float" office:value="410.9314" calcext:value-type="float">
            <text:p>410.9314</text:p>
          </table:table-cell>
          <table:table-cell table:style-name="ce4" office:value-type="float" office:value="562.5867" calcext:value-type="float">
            <text:p>562.5867</text:p>
          </table:table-cell>
          <table:table-cell table:style-name="ce4" office:value-type="float" office:value="37.1782" calcext:value-type="float">
            <text:p>37.178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76.4058" calcext:value-type="float">
            <text:p>76.4058</text:p>
          </table:table-cell>
          <table:table-cell table:style-name="ce4" office:value-type="float" office:value="237.8412" calcext:value-type="float">
            <text:p>237.8412</text:p>
          </table:table-cell>
          <table:table-cell table:style-name="ce4" office:value-type="float" office:value="17.2082" calcext:value-type="float">
            <text:p>17.2082</text:p>
          </table:table-cell>
          <table:table-cell table:style-name="ce2"/>
          <table:table-cell table:style-name="ce4" office:value-type="float" office:value="365.4805" calcext:value-type="float">
            <text:p>365.4805</text:p>
          </table:table-cell>
          <table:table-cell table:style-name="ce4" office:value-type="float" office:value="94.5331" calcext:value-type="float">
            <text:p>94.5331</text:p>
          </table:table-cell>
          <table:table-cell table:style-name="ce4" office:value-type="float" office:value="14.8315" calcext:value-type="float">
            <text:p>14.8315</text:p>
          </table:table-cell>
          <table:table-cell table:style-name="ce2"/>
          <table:table-cell table:style-name="ce4" office:value-type="float" office:value="76.4058" calcext:value-type="float">
            <text:p>76.4058</text:p>
          </table:table-cell>
          <table:table-cell table:style-name="ce4" office:value-type="float" office:value="237.8412" calcext:value-type="float">
            <text:p>237.8412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331.2873" calcext:value-type="float">
            <text:p>331.2873</text:p>
          </table:table-cell>
          <table:table-cell table:style-name="ce4" office:value-type="float" office:value="268.3352" calcext:value-type="float">
            <text:p>268.3352</text:p>
          </table:table-cell>
          <table:table-cell table:style-name="ce4" office:value-type="float" office:value="23.432" calcext:value-type="float">
            <text:p>23.432</text:p>
          </table:table-cell>
          <table:table-cell table:style-name="ce2"/>
          <table:table-cell table:style-name="ce4" office:value-type="float" office:value="398.1472" calcext:value-type="float">
            <text:p>398.1472</text:p>
          </table:table-cell>
          <table:table-cell table:style-name="ce4" office:value-type="float" office:value="285.8417" calcext:value-type="float">
            <text:p>285.8417</text:p>
          </table:table-cell>
          <table:table-cell table:style-name="ce4" office:value-type="float" office:value="39.3507" calcext:value-type="float">
            <text:p>39.3507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20.1124" calcext:value-type="float">
            <text:p>20.1124</text:p>
          </table:table-cell>
          <table:table-cell table:style-name="ce4" office:value-type="float" office:value="308.9302" calcext:value-type="float">
            <text:p>308.9302</text:p>
          </table:table-cell>
          <table:table-cell table:style-name="ce4" office:value-type="float" office:value="31.3916" calcext:value-type="float">
            <text:p>31.3916</text:p>
          </table:table-cell>
          <table:table-cell table:style-name="ce2"/>
          <table:table-cell table:style-name="ce4" office:value-type="float" office:value="430.3602" calcext:value-type="float">
            <text:p>430.3602</text:p>
          </table:table-cell>
          <table:table-cell table:style-name="ce4" office:value-type="float" office:value="28.847" calcext:value-type="float">
            <text:p>28.847</text:p>
          </table:table-cell>
          <table:table-cell table:style-name="ce4" office:value-type="float" office:value="16.7493" calcext:value-type="float">
            <text:p>16.7493</text:p>
          </table:table-cell>
          <table:table-cell table:style-name="ce2"/>
          <table:table-cell table:style-name="ce4" office:value-type="float" office:value="20.1124" calcext:value-type="float">
            <text:p>20.1124</text:p>
          </table:table-cell>
          <table:table-cell table:style-name="ce4" office:value-type="float" office:value="308.9302" calcext:value-type="float">
            <text:p>308.9302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250.3193" calcext:value-type="float">
            <text:p>250.3193</text:p>
          </table:table-cell>
          <table:table-cell table:style-name="ce4" office:value-type="float" office:value="156.5061" calcext:value-type="float">
            <text:p>156.5061</text:p>
          </table:table-cell>
          <table:table-cell table:style-name="ce4" office:value-type="float" office:value="10.1009" calcext:value-type="float">
            <text:p>10.1009</text:p>
          </table:table-cell>
          <table:table-cell table:style-name="ce2"/>
          <table:table-cell table:style-name="ce4" office:value-type="float" office:value="885.8256" calcext:value-type="float">
            <text:p>885.8256</text:p>
          </table:table-cell>
          <table:table-cell table:style-name="ce4" office:value-type="float" office:value="427.2124" calcext:value-type="float">
            <text:p>427.2124</text:p>
          </table:table-cell>
          <table:table-cell table:style-name="ce4" office:value-type="float" office:value="51.4434" calcext:value-type="float">
            <text:p>51.4434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35.2309" calcext:value-type="float">
            <text:p>35.2309</text:p>
          </table:table-cell>
          <table:table-cell table:style-name="ce4" office:value-type="float" office:value="350.4952" calcext:value-type="float">
            <text:p>350.4952</text:p>
          </table:table-cell>
          <table:table-cell table:style-name="ce4" office:value-type="float" office:value="9.3279" calcext:value-type="float">
            <text:p>9.3279</text:p>
          </table:table-cell>
          <table:table-cell table:style-name="ce2"/>
          <table:table-cell table:style-name="ce4" office:value-type="float" office:value="93.3423" calcext:value-type="float">
            <text:p>93.3423</text:p>
          </table:table-cell>
          <table:table-cell table:style-name="ce4" office:value-type="float" office:value="55.7446" calcext:value-type="float">
            <text:p>55.7446</text:p>
          </table:table-cell>
          <table:table-cell table:style-name="ce4" office:value-type="float" office:value="7.7213" calcext:value-type="float">
            <text:p>7.7213</text:p>
          </table:table-cell>
          <table:table-cell table:style-name="ce2"/>
          <table:table-cell table:style-name="ce4" office:value-type="float" office:value="35.2309" calcext:value-type="float">
            <text:p>35.2309</text:p>
          </table:table-cell>
          <table:table-cell table:style-name="ce4" office:value-type="float" office:value="350.4952" calcext:value-type="float">
            <text:p>350.4952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196.8121" calcext:value-type="float">
            <text:p>196.8121</text:p>
          </table:table-cell>
          <table:table-cell table:style-name="ce4" office:value-type="float" office:value="121.392" calcext:value-type="float">
            <text:p>121.392</text:p>
          </table:table-cell>
          <table:table-cell table:style-name="ce4" office:value-type="float" office:value="5.7648" calcext:value-type="float">
            <text:p>5.7648</text:p>
          </table:table-cell>
          <table:table-cell table:style-name="ce2"/>
          <table:table-cell table:style-name="ce4" office:value-type="float" office:value="617.0603" calcext:value-type="float">
            <text:p>617.0603</text:p>
          </table:table-cell>
          <table:table-cell table:style-name="ce4" office:value-type="float" office:value="437.0513" calcext:value-type="float">
            <text:p>437.0513</text:p>
          </table:table-cell>
          <table:table-cell table:style-name="ce4" office:value-type="float" office:value="56.8425" calcext:value-type="float">
            <text:p>56.842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4" office:value-type="float" office:value="340.9667" calcext:value-type="float">
            <text:p>340.9667</text:p>
          </table:table-cell>
          <table:table-cell table:style-name="ce4" office:value-type="float" office:value="354.558" calcext:value-type="float">
            <text:p>354.558</text:p>
          </table:table-cell>
          <table:table-cell table:style-name="ce4" office:value-type="float" office:value="24.1834" calcext:value-type="float">
            <text:p>24.1834</text:p>
          </table:table-cell>
          <table:table-cell table:style-name="ce2"/>
          <table:table-cell table:style-name="ce4" office:value-type="float" office:value="237.4102" calcext:value-type="float">
            <text:p>237.4102</text:p>
          </table:table-cell>
          <table:table-cell table:style-name="ce4" office:value-type="float" office:value="266.8649" calcext:value-type="float">
            <text:p>266.8649</text:p>
          </table:table-cell>
          <table:table-cell table:style-name="ce4" office:value-type="float" office:value="23.5805" calcext:value-type="float">
            <text:p>23.5805</text:p>
          </table:table-cell>
          <table:table-cell table:style-name="ce2"/>
          <table:table-cell table:style-name="ce4" office:value-type="float" office:value="340.9667" calcext:value-type="float">
            <text:p>340.9667</text:p>
          </table:table-cell>
          <table:table-cell table:style-name="ce4" office:value-type="float" office:value="354.558" calcext:value-type="float">
            <text:p>354.558</text:p>
          </table:table-cell>
          <table:table-cell table:style-name="ce4" office:value-type="float" office:value="28.4765" calcext:value-type="float">
            <text:p>28.4765</text:p>
          </table:table-cell>
          <table:table-cell table:style-name="ce2"/>
          <table:table-cell table:style-name="ce4" office:value-type="float" office:value="270.6859" calcext:value-type="float">
            <text:p>270.6859</text:p>
          </table:table-cell>
          <table:table-cell table:style-name="ce4" office:value-type="float" office:value="48.5904" calcext:value-type="float">
            <text:p>48.5904</text:p>
          </table:table-cell>
          <table:table-cell table:style-name="ce4" office:value-type="float" office:value="17.5989" calcext:value-type="float">
            <text:p>17.5989</text:p>
          </table:table-cell>
          <table:table-cell table:style-name="ce2"/>
          <table:table-cell table:style-name="ce4" office:value-type="float" office:value="319.4356" calcext:value-type="float">
            <text:p>319.4356</text:p>
          </table:table-cell>
          <table:table-cell table:style-name="ce4" office:value-type="float" office:value="848.9658" calcext:value-type="float">
            <text:p>848.9658</text:p>
          </table:table-cell>
          <table:table-cell table:style-name="ce4" office:value-type="float" office:value="56.5401" calcext:value-type="float">
            <text:p>56.5401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489.1254" calcext:value-type="float">
            <text:p>489.1254</text:p>
          </table:table-cell>
          <table:table-cell table:style-name="ce4" office:value-type="float" office:value="454.9396" calcext:value-type="float">
            <text:p>454.9396</text:p>
          </table:table-cell>
          <table:table-cell table:style-name="ce4" office:value-type="float" office:value="19.8149" calcext:value-type="float">
            <text:p>19.8149</text:p>
          </table:table-cell>
          <table:table-cell table:style-name="ce2" table:number-columns-repeated="5"/>
          <table:table-cell table:style-name="ce4" office:value-type="float" office:value="128.199" calcext:value-type="float">
            <text:p>128.199</text:p>
          </table:table-cell>
          <table:table-cell table:style-name="ce4" office:value-type="float" office:value="222.4053" calcext:value-type="float">
            <text:p>222.4053</text:p>
          </table:table-cell>
          <table:table-cell table:style-name="ce4" office:value-type="float" office:value="33.4884" calcext:value-type="float">
            <text:p>33.4884</text:p>
          </table:table-cell>
          <table:table-cell table:style-name="ce2"/>
          <table:table-cell table:style-name="ce4" office:value-type="float" office:value="260.3223" calcext:value-type="float">
            <text:p>260.3223</text:p>
          </table:table-cell>
          <table:table-cell table:style-name="ce4" office:value-type="float" office:value="319.5983" calcext:value-type="float">
            <text:p>319.5983</text:p>
          </table:table-cell>
          <table:table-cell table:style-name="ce4" office:value-type="float" office:value="8.0141" calcext:value-type="float">
            <text:p>8.0141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20.4982" calcext:value-type="float">
            <text:p>20.4982</text:p>
          </table:table-cell>
          <table:table-cell table:style-name="ce4" office:value-type="float" office:value="23.4299" calcext:value-type="float">
            <text:p>23.4299</text:p>
          </table:table-cell>
          <table:table-cell table:style-name="ce4" office:value-type="float" office:value="8.2262" calcext:value-type="float">
            <text:p>8.2262</text:p>
          </table:table-cell>
          <table:table-cell table:style-name="ce2" table:number-columns-repeated="5"/>
          <table:table-cell table:style-name="ce4" office:value-type="float" office:value="39.7983" calcext:value-type="float">
            <text:p>39.7983</text:p>
          </table:table-cell>
          <table:table-cell table:style-name="ce4" office:value-type="float" office:value="423.4123" calcext:value-type="float">
            <text:p>423.4123</text:p>
          </table:table-cell>
          <table:table-cell table:style-name="ce4" office:value-type="float" office:value="35.2001" calcext:value-type="float">
            <text:p>35.2001</text:p>
          </table:table-cell>
          <table:table-cell table:style-name="ce2"/>
          <table:table-cell table:style-name="ce4" office:value-type="float" office:value="162.011" calcext:value-type="float">
            <text:p>162.011</text:p>
          </table:table-cell>
          <table:table-cell table:style-name="ce4" office:value-type="float" office:value="682.1533" calcext:value-type="float">
            <text:p>682.1533</text:p>
          </table:table-cell>
          <table:table-cell table:style-name="ce4" office:value-type="float" office:value="44.916" calcext:value-type="float">
            <text:p>44.91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233.6478" calcext:value-type="float">
            <text:p>233.6478</text:p>
          </table:table-cell>
          <table:table-cell table:style-name="ce4" office:value-type="float" office:value="490.6784" calcext:value-type="float">
            <text:p>490.6784</text:p>
          </table:table-cell>
          <table:table-cell table:style-name="ce4" office:value-type="float" office:value="25.2241" calcext:value-type="float">
            <text:p>25.2241</text:p>
          </table:table-cell>
          <table:table-cell table:style-name="ce2" table:number-columns-repeated="5"/>
          <table:table-cell table:style-name="ce4" office:value-type="float" office:value="273.4624" calcext:value-type="float">
            <text:p>273.4624</text:p>
          </table:table-cell>
          <table:table-cell table:style-name="ce4" office:value-type="float" office:value="497.7593" calcext:value-type="float">
            <text:p>497.7593</text:p>
          </table:table-cell>
          <table:table-cell table:style-name="ce4" office:value-type="float" office:value="20.6906" calcext:value-type="float">
            <text:p>20.6906</text:p>
          </table:table-cell>
          <table:table-cell table:style-name="ce2"/>
          <table:table-cell table:style-name="ce4" office:value-type="float" office:value="470.9918" calcext:value-type="float">
            <text:p>470.9918</text:p>
          </table:table-cell>
          <table:table-cell table:style-name="ce4" office:value-type="float" office:value="948.8359" calcext:value-type="float">
            <text:p>948.8359</text:p>
          </table:table-cell>
          <table:table-cell table:style-name="ce4" office:value-type="float" office:value="23.1017" calcext:value-type="float">
            <text:p>23.1017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140.316" calcext:value-type="float">
            <text:p>140.316</text:p>
          </table:table-cell>
          <table:table-cell table:style-name="ce4" office:value-type="float" office:value="29.3181" calcext:value-type="float">
            <text:p>29.3181</text:p>
          </table:table-cell>
          <table:table-cell table:style-name="ce4" office:value-type="float" office:value="8.4641" calcext:value-type="float">
            <text:p>8.4641</text:p>
          </table:table-cell>
          <table:table-cell table:style-name="ce2" table:number-columns-repeated="5"/>
          <table:table-cell table:style-name="ce4" office:value-type="float" office:value="487.4341" calcext:value-type="float">
            <text:p>487.4341</text:p>
          </table:table-cell>
          <table:table-cell table:style-name="ce4" office:value-type="float" office:value="117.8772" calcext:value-type="float">
            <text:p>117.8772</text:p>
          </table:table-cell>
          <table:table-cell table:style-name="ce4" office:value-type="float" office:value="8.6532" calcext:value-type="float">
            <text:p>8.6532</text:p>
          </table:table-cell>
          <table:table-cell table:style-name="ce2"/>
          <table:table-cell table:style-name="ce4" office:value-type="float" office:value="393.4812" calcext:value-type="float">
            <text:p>393.4812</text:p>
          </table:table-cell>
          <table:table-cell table:style-name="ce4" office:value-type="float" office:value="431.6388" calcext:value-type="float">
            <text:p>431.6388</text:p>
          </table:table-cell>
          <table:table-cell table:style-name="ce4" office:value-type="float" office:value="37.0765" calcext:value-type="float">
            <text:p>37.076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43.5796" calcext:value-type="float">
            <text:p>43.5796</text:p>
          </table:table-cell>
          <table:table-cell table:style-name="ce4" office:value-type="float" office:value="245.6074" calcext:value-type="float">
            <text:p>245.6074</text:p>
          </table:table-cell>
          <table:table-cell table:style-name="ce4" office:value-type="float" office:value="24.0971" calcext:value-type="float">
            <text:p>24.0971</text:p>
          </table:table-cell>
          <table:table-cell table:style-name="ce2" table:number-columns-repeated="5"/>
          <table:table-cell table:style-name="ce4" office:value-type="float" office:value="0.6568" calcext:value-type="float">
            <text:p>0.6568</text:p>
          </table:table-cell>
          <table:table-cell table:style-name="ce4" office:value-type="float" office:value="287.5325" calcext:value-type="float">
            <text:p>287.5325</text:p>
          </table:table-cell>
          <table:table-cell table:style-name="ce4" office:value-type="float" office:value="35.5977" calcext:value-type="float">
            <text:p>35.5977</text:p>
          </table:table-cell>
          <table:table-cell table:style-name="ce2"/>
          <table:table-cell table:style-name="ce4" office:value-type="float" office:value="305.7579" calcext:value-type="float">
            <text:p>305.7579</text:p>
          </table:table-cell>
          <table:table-cell table:style-name="ce4" office:value-type="float" office:value="181.264" calcext:value-type="float">
            <text:p>181.264</text:p>
          </table:table-cell>
          <table:table-cell table:style-name="ce4" office:value-type="float" office:value="65.276" calcext:value-type="float">
            <text:p>65.27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154.6846" calcext:value-type="float">
            <text:p>154.6846</text:p>
          </table:table-cell>
          <table:table-cell table:style-name="ce4" office:value-type="float" office:value="422.1386" calcext:value-type="float">
            <text:p>422.1386</text:p>
          </table:table-cell>
          <table:table-cell table:style-name="ce4" office:value-type="float" office:value="10.9999" calcext:value-type="float">
            <text:p>10.9999</text:p>
          </table:table-cell>
          <table:table-cell table:style-name="ce2" table:number-columns-repeated="5"/>
          <table:table-cell table:style-name="ce4" office:value-type="float" office:value="284.5125" calcext:value-type="float">
            <text:p>284.5125</text:p>
          </table:table-cell>
          <table:table-cell table:style-name="ce4" office:value-type="float" office:value="306.1427" calcext:value-type="float">
            <text:p>306.1427</text:p>
          </table:table-cell>
          <table:table-cell table:style-name="ce4" office:value-type="float" office:value="15.3269" calcext:value-type="float">
            <text:p>15.3269</text:p>
          </table:table-cell>
          <table:table-cell table:style-name="ce2"/>
          <table:table-cell table:style-name="ce4" office:value-type="float" office:value="38.41" calcext:value-type="float">
            <text:p>38.41</text:p>
          </table:table-cell>
          <table:table-cell table:style-name="ce4" office:value-type="float" office:value="54.8349" calcext:value-type="float">
            <text:p>54.8349</text:p>
          </table:table-cell>
          <table:table-cell table:style-name="ce4" office:value-type="float" office:value="60.4081" calcext:value-type="float">
            <text:p>60.4081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365.9878" calcext:value-type="float">
            <text:p>365.9878</text:p>
          </table:table-cell>
          <table:table-cell table:style-name="ce4" office:value-type="float" office:value="145.0081" calcext:value-type="float">
            <text:p>145.0081</text:p>
          </table:table-cell>
          <table:table-cell table:style-name="ce4" office:value-type="float" office:value="24.3106" calcext:value-type="float">
            <text:p>24.3106</text:p>
          </table:table-cell>
          <table:table-cell table:style-name="ce2" table:number-columns-repeated="5"/>
          <table:table-cell table:style-name="ce4" office:value-type="float" office:value="493.7152" calcext:value-type="float">
            <text:p>493.7152</text:p>
          </table:table-cell>
          <table:table-cell table:style-name="ce4" office:value-type="float" office:value="233.4769" calcext:value-type="float">
            <text:p>233.4769</text:p>
          </table:table-cell>
          <table:table-cell table:style-name="ce4" office:value-type="float" office:value="33.1123" calcext:value-type="float">
            <text:p>33.1123</text:p>
          </table:table-cell>
          <table:table-cell table:style-name="ce2"/>
          <table:table-cell table:style-name="ce4" office:value-type="float" office:value="877.6789" calcext:value-type="float">
            <text:p>877.6789</text:p>
          </table:table-cell>
          <table:table-cell table:style-name="ce4" office:value-type="float" office:value="907.4703" calcext:value-type="float">
            <text:p>907.4703</text:p>
          </table:table-cell>
          <table:table-cell table:style-name="ce4" office:value-type="float" office:value="22.2031" calcext:value-type="float">
            <text:p>22.2031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313.716" calcext:value-type="float">
            <text:p>313.716</text:p>
          </table:table-cell>
          <table:table-cell table:style-name="ce4" office:value-type="float" office:value="440.3439" calcext:value-type="float">
            <text:p>440.3439</text:p>
          </table:table-cell>
          <table:table-cell table:style-name="ce4" office:value-type="float" office:value="7.481" calcext:value-type="float">
            <text:p>7.481</text:p>
          </table:table-cell>
          <table:table-cell table:style-name="ce2" table:number-columns-repeated="5"/>
          <table:table-cell table:style-name="ce4" office:value-type="float" office:value="360.0506" calcext:value-type="float">
            <text:p>360.0506</text:p>
          </table:table-cell>
          <table:table-cell table:style-name="ce4" office:value-type="float" office:value="164.3633" calcext:value-type="float">
            <text:p>164.3633</text:p>
          </table:table-cell>
          <table:table-cell table:style-name="ce4" office:value-type="float" office:value="10.1878" calcext:value-type="float">
            <text:p>10.1878</text:p>
          </table:table-cell>
          <table:table-cell table:style-name="ce2"/>
          <table:table-cell table:style-name="ce4" office:value-type="float" office:value="135.0476" calcext:value-type="float">
            <text:p>135.0476</text:p>
          </table:table-cell>
          <table:table-cell table:style-name="ce4" office:value-type="float" office:value="532.559" calcext:value-type="float">
            <text:p>532.559</text:p>
          </table:table-cell>
          <table:table-cell table:style-name="ce4" office:value-type="float" office:value="36.3044" calcext:value-type="float">
            <text:p>36.3044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200.5941" calcext:value-type="float">
            <text:p>200.5941</text:p>
          </table:table-cell>
          <table:table-cell table:style-name="ce4" office:value-type="float" office:value="17.1779" calcext:value-type="float">
            <text:p>17.1779</text:p>
          </table:table-cell>
          <table:table-cell table:style-name="ce4" office:value-type="float" office:value="4.6864" calcext:value-type="float">
            <text:p>4.6864</text:p>
          </table:table-cell>
          <table:table-cell table:style-name="ce2" table:number-columns-repeated="5"/>
          <table:table-cell table:style-name="ce4" office:value-type="float" office:value="59.677" calcext:value-type="float">
            <text:p>59.677</text:p>
          </table:table-cell>
          <table:table-cell table:style-name="ce4" office:value-type="float" office:value="141.6427" calcext:value-type="float">
            <text:p>141.6427</text:p>
          </table:table-cell>
          <table:table-cell table:style-name="ce4" office:value-type="float" office:value="10.6176" calcext:value-type="float">
            <text:p>10.6176</text:p>
          </table:table-cell>
          <table:table-cell table:style-name="ce2"/>
          <table:table-cell table:style-name="ce4" office:value-type="float" office:value="405.2649" calcext:value-type="float">
            <text:p>405.2649</text:p>
          </table:table-cell>
          <table:table-cell table:style-name="ce4" office:value-type="float" office:value="468.7513" calcext:value-type="float">
            <text:p>468.7513</text:p>
          </table:table-cell>
          <table:table-cell table:style-name="ce4" office:value-type="float" office:value="8.7657" calcext:value-type="float">
            <text:p>8.7657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201.7583" calcext:value-type="float">
            <text:p>201.7583</text:p>
          </table:table-cell>
          <table:table-cell table:style-name="ce4" office:value-type="float" office:value="330.9395" calcext:value-type="float">
            <text:p>330.9395</text:p>
          </table:table-cell>
          <table:table-cell table:style-name="ce4" office:value-type="float" office:value="8.7677" calcext:value-type="float">
            <text:p>8.7677</text:p>
          </table:table-cell>
          <table:table-cell table:style-name="ce2" table:number-columns-repeated="5"/>
          <table:table-cell table:style-name="ce4" office:value-type="float" office:value="330.2829" calcext:value-type="float">
            <text:p>330.2829</text:p>
          </table:table-cell>
          <table:table-cell table:style-name="ce4" office:value-type="float" office:value="9.0744" calcext:value-type="float">
            <text:p>9.0744</text:p>
          </table:table-cell>
          <table:table-cell table:style-name="ce4" office:value-type="float" office:value="7.3518" calcext:value-type="float">
            <text:p>7.3518</text:p>
          </table:table-cell>
          <table:table-cell table:style-name="ce2"/>
          <table:table-cell table:style-name="ce4" office:value-type="float" office:value="660.6404" calcext:value-type="float">
            <text:p>660.6404</text:p>
          </table:table-cell>
          <table:table-cell table:style-name="ce4" office:value-type="float" office:value="549.1229" calcext:value-type="float">
            <text:p>549.1229</text:p>
          </table:table-cell>
          <table:table-cell table:style-name="ce4" office:value-type="float" office:value="44.7116" calcext:value-type="float">
            <text:p>44.711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494.1933" calcext:value-type="float">
            <text:p>494.1933</text:p>
          </table:table-cell>
          <table:table-cell table:style-name="ce4" office:value-type="float" office:value="367.6723" calcext:value-type="float">
            <text:p>367.6723</text:p>
          </table:table-cell>
          <table:table-cell table:style-name="ce4" office:value-type="float" office:value="30.1215" calcext:value-type="float">
            <text:p>30.1215</text:p>
          </table:table-cell>
          <table:table-cell table:style-name="ce2" table:number-columns-repeated="9"/>
          <table:table-cell table:style-name="ce4" office:value-type="float" office:value="557.0696" calcext:value-type="float">
            <text:p>557.0696</text:p>
          </table:table-cell>
          <table:table-cell table:style-name="ce4" office:value-type="float" office:value="845.3591" calcext:value-type="float">
            <text:p>845.3591</text:p>
          </table:table-cell>
          <table:table-cell table:style-name="ce4" office:value-type="float" office:value="11.6073" calcext:value-type="float">
            <text:p>11.607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397.4713" calcext:value-type="float">
            <text:p>397.4713</text:p>
          </table:table-cell>
          <table:table-cell table:style-name="ce4" office:value-type="float" office:value="199.5854" calcext:value-type="float">
            <text:p>199.5854</text:p>
          </table:table-cell>
          <table:table-cell table:style-name="ce4" office:value-type="float" office:value="11.6225" calcext:value-type="float">
            <text:p>11.6225</text:p>
          </table:table-cell>
          <table:table-cell table:style-name="ce2" table:number-columns-repeated="9"/>
          <table:table-cell table:style-name="ce4" office:value-type="float" office:value="746.0317" calcext:value-type="float">
            <text:p>746.0317</text:p>
          </table:table-cell>
          <table:table-cell table:style-name="ce4" office:value-type="float" office:value="616.9774" calcext:value-type="float">
            <text:p>616.9774</text:p>
          </table:table-cell>
          <table:table-cell table:style-name="ce4" office:value-type="float" office:value="52.8216" calcext:value-type="float">
            <text:p>52.821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93.8215" calcext:value-type="float">
            <text:p>93.8215</text:p>
          </table:table-cell>
          <table:table-cell table:style-name="ce4" office:value-type="float" office:value="134.8725" calcext:value-type="float">
            <text:p>134.8725</text:p>
          </table:table-cell>
          <table:table-cell table:style-name="ce4" office:value-type="float" office:value="26.3101" calcext:value-type="float">
            <text:p>26.3101</text:p>
          </table:table-cell>
          <table:table-cell table:style-name="ce2" table:number-columns-repeated="9"/>
          <table:table-cell table:style-name="ce4" office:value-type="float" office:value="224.2063" calcext:value-type="float">
            <text:p>224.2063</text:p>
          </table:table-cell>
          <table:table-cell table:style-name="ce4" office:value-type="float" office:value="931.1487" calcext:value-type="float">
            <text:p>931.1487</text:p>
          </table:table-cell>
          <table:table-cell table:style-name="ce4" office:value-type="float" office:value="7.9882" calcext:value-type="float">
            <text:p>7.988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369.6161" calcext:value-type="float">
            <text:p>369.6161</text:p>
          </table:table-cell>
          <table:table-cell table:style-name="ce4" office:value-type="float" office:value="15.0961" calcext:value-type="float">
            <text:p>15.0961</text:p>
          </table:table-cell>
          <table:table-cell table:style-name="ce4" office:value-type="float" office:value="14.0482" calcext:value-type="float">
            <text:p>14.0482</text:p>
          </table:table-cell>
          <table:table-cell table:style-name="ce2" table:number-columns-repeated="9"/>
          <table:table-cell table:style-name="ce4" office:value-type="float" office:value="479.6998" calcext:value-type="float">
            <text:p>479.6998</text:p>
          </table:table-cell>
          <table:table-cell table:style-name="ce4" office:value-type="float" office:value="138.4889" calcext:value-type="float">
            <text:p>138.4889</text:p>
          </table:table-cell>
          <table:table-cell table:style-name="ce4" office:value-type="float" office:value="24.5178" calcext:value-type="float">
            <text:p>24.517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4.7319" calcext:value-type="float">
            <text:p>4.7319</text:p>
          </table:table-cell>
          <table:table-cell table:style-name="ce4" office:value-type="float" office:value="246.3471" calcext:value-type="float">
            <text:p>246.3471</text:p>
          </table:table-cell>
          <table:table-cell table:style-name="ce4" office:value-type="float" office:value="16.6625" calcext:value-type="float">
            <text:p>16.6625</text:p>
          </table:table-cell>
          <table:table-cell table:style-name="ce2" table:number-columns-repeated="9"/>
          <table:table-cell table:style-name="ce4" office:value-type="float" office:value="802.1208" calcext:value-type="float">
            <text:p>802.1208</text:p>
          </table:table-cell>
          <table:table-cell table:style-name="ce4" office:value-type="float" office:value="795.8512" calcext:value-type="float">
            <text:p>795.8512</text:p>
          </table:table-cell>
          <table:table-cell table:style-name="ce4" office:value-type="float" office:value="47.1904" calcext:value-type="float">
            <text:p>47.1904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80.9499" calcext:value-type="float">
            <text:p>80.9499</text:p>
          </table:table-cell>
          <table:table-cell table:style-name="ce4" office:value-type="float" office:value="239.7083" calcext:value-type="float">
            <text:p>239.7083</text:p>
          </table:table-cell>
          <table:table-cell table:style-name="ce4" office:value-type="float" office:value="9.0865" calcext:value-type="float">
            <text:p>9.0865</text:p>
          </table:table-cell>
          <table:table-cell table:style-name="ce2" table:number-columns-repeated="9"/>
          <table:table-cell table:style-name="ce4" office:value-type="float" office:value="67.255" calcext:value-type="float">
            <text:p>67.255</text:p>
          </table:table-cell>
          <table:table-cell table:style-name="ce4" office:value-type="float" office:value="234.9403" calcext:value-type="float">
            <text:p>234.9403</text:p>
          </table:table-cell>
          <table:table-cell table:style-name="ce4" office:value-type="float" office:value="36.0989" calcext:value-type="float">
            <text:p>36.098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381.8162" calcext:value-type="float">
            <text:p>381.8162</text:p>
          </table:table-cell>
          <table:table-cell table:style-name="ce4" office:value-type="float" office:value="136.5486" calcext:value-type="float">
            <text:p>136.5486</text:p>
          </table:table-cell>
          <table:table-cell table:style-name="ce4" office:value-type="float" office:value="8.1239" calcext:value-type="float">
            <text:p>8.1239</text:p>
          </table:table-cell>
          <table:table-cell table:style-name="ce2" table:number-columns-repeated="9"/>
          <table:table-cell table:style-name="ce4" office:value-type="float" office:value="435.9336" calcext:value-type="float">
            <text:p>435.9336</text:p>
          </table:table-cell>
          <table:table-cell table:style-name="ce4" office:value-type="float" office:value="798.6779" calcext:value-type="float">
            <text:p>798.6779</text:p>
          </table:table-cell>
          <table:table-cell table:style-name="ce4" office:value-type="float" office:value="45.5845" calcext:value-type="float">
            <text:p>45.584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450.6384" calcext:value-type="float">
            <text:p>450.6384</text:p>
          </table:table-cell>
          <table:table-cell table:style-name="ce4" office:value-type="float" office:value="173.1864" calcext:value-type="float">
            <text:p>173.1864</text:p>
          </table:table-cell>
          <table:table-cell table:style-name="ce4" office:value-type="float" office:value="4.0443" calcext:value-type="float">
            <text:p>4.0443</text:p>
          </table:table-cell>
          <table:table-cell table:style-name="ce2" table:number-columns-repeated="9"/>
          <table:table-cell table:style-name="ce4" office:value-type="float" office:value="36.0656" calcext:value-type="float">
            <text:p>36.0656</text:p>
          </table:table-cell>
          <table:table-cell table:style-name="ce4" office:value-type="float" office:value="517.0477" calcext:value-type="float">
            <text:p>517.0477</text:p>
          </table:table-cell>
          <table:table-cell table:style-name="ce4" office:value-type="float" office:value="42.1378" calcext:value-type="float">
            <text:p>42.137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70.0583" calcext:value-type="float">
            <text:p>70.0583</text:p>
          </table:table-cell>
          <table:table-cell table:style-name="ce4" office:value-type="float" office:value="431.4164" calcext:value-type="float">
            <text:p>431.4164</text:p>
          </table:table-cell>
          <table:table-cell table:style-name="ce4" office:value-type="float" office:value="16.3828" calcext:value-type="float">
            <text:p>16.3828</text:p>
          </table:table-cell>
          <table:table-cell table:style-name="ce2" table:number-columns-repeated="9"/>
          <table:table-cell table:style-name="ce4" office:value-type="float" office:value="355.3647" calcext:value-type="float">
            <text:p>355.3647</text:p>
          </table:table-cell>
          <table:table-cell table:style-name="ce4" office:value-type="float" office:value="996.9461" calcext:value-type="float">
            <text:p>996.9461</text:p>
          </table:table-cell>
          <table:table-cell table:style-name="ce4" office:value-type="float" office:value="49.7385" calcext:value-type="float">
            <text:p>49.738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4"/>
          <table:table-cell table:style-name="ce4" office:value-type="float" office:value="257.7642" calcext:value-type="float">
            <text:p>257.7642</text:p>
          </table:table-cell>
          <table:table-cell table:style-name="ce4" office:value-type="float" office:value="436.3537" calcext:value-type="float">
            <text:p>436.3537</text:p>
          </table:table-cell>
          <table:table-cell table:style-name="ce4" office:value-type="float" office:value="5.048" calcext:value-type="float">
            <text:p>5.048</text:p>
          </table:table-cell>
          <table:table-cell table:style-name="ce2" table:number-columns-repeated="9"/>
          <table:table-cell table:style-name="ce4" office:value-type="float" office:value="14.6255" calcext:value-type="float">
            <text:p>14.6255</text:p>
          </table:table-cell>
          <table:table-cell table:style-name="ce4" office:value-type="float" office:value="942.9107" calcext:value-type="float">
            <text:p>942.9107</text:p>
          </table:table-cell>
          <table:table-cell table:style-name="ce4" office:value-type="float" office:value="29.9893" calcext:value-type="float">
            <text:p>29.989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415.1634" calcext:value-type="float">
            <text:p>415.1634</text:p>
          </table:table-cell>
          <table:table-cell table:style-name="ce4" office:value-type="float" office:value="885.8701" calcext:value-type="float">
            <text:p>885.8701</text:p>
          </table:table-cell>
          <table:table-cell table:style-name="ce4" office:value-type="float" office:value="28.7752" calcext:value-type="float">
            <text:p>28.775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973.8168" calcext:value-type="float">
            <text:p>973.8168</text:p>
          </table:table-cell>
          <table:table-cell table:style-name="ce4" office:value-type="float" office:value="319.0286" calcext:value-type="float">
            <text:p>319.0286</text:p>
          </table:table-cell>
          <table:table-cell table:style-name="ce4" office:value-type="float" office:value="56.634" calcext:value-type="float">
            <text:p>56.634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389.8399" calcext:value-type="float">
            <text:p>389.8399</text:p>
          </table:table-cell>
          <table:table-cell table:style-name="ce4" office:value-type="float" office:value="22.6589" calcext:value-type="float">
            <text:p>22.6589</text:p>
          </table:table-cell>
          <table:table-cell table:style-name="ce4" office:value-type="float" office:value="49.3159" calcext:value-type="float">
            <text:p>49.315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82.3958" calcext:value-type="float">
            <text:p>82.3958</text:p>
          </table:table-cell>
          <table:table-cell table:style-name="ce4" office:value-type="float" office:value="203.4131" calcext:value-type="float">
            <text:p>203.4131</text:p>
          </table:table-cell>
          <table:table-cell table:style-name="ce4" office:value-type="float" office:value="9.3659" calcext:value-type="float">
            <text:p>9.365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317.4953" calcext:value-type="float">
            <text:p>317.4953</text:p>
          </table:table-cell>
          <table:table-cell table:style-name="ce4" office:value-type="float" office:value="728.4605" calcext:value-type="float">
            <text:p>728.4605</text:p>
          </table:table-cell>
          <table:table-cell table:style-name="ce4" office:value-type="float" office:value="57.74" calcext:value-type="float">
            <text:p>57.74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813.2668" calcext:value-type="float">
            <text:p>813.2668</text:p>
          </table:table-cell>
          <table:table-cell table:style-name="ce4" office:value-type="float" office:value="392.5588" calcext:value-type="float">
            <text:p>392.5588</text:p>
          </table:table-cell>
          <table:table-cell table:style-name="ce4" office:value-type="float" office:value="31.6534" calcext:value-type="float">
            <text:p>31.6534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473.0124" calcext:value-type="float">
            <text:p>473.0124</text:p>
          </table:table-cell>
          <table:table-cell table:style-name="ce4" office:value-type="float" office:value="458.3784" calcext:value-type="float">
            <text:p>458.3784</text:p>
          </table:table-cell>
          <table:table-cell table:style-name="ce4" office:value-type="float" office:value="27.3093" calcext:value-type="float">
            <text:p>27.309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11.1377" calcext:value-type="float">
            <text:p>11.1377</text:p>
          </table:table-cell>
          <table:table-cell table:style-name="ce4" office:value-type="float" office:value="691.9019" calcext:value-type="float">
            <text:p>691.9019</text:p>
          </table:table-cell>
          <table:table-cell table:style-name="ce4" office:value-type="float" office:value="62.3889" calcext:value-type="float">
            <text:p>62.388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597.593" calcext:value-type="float">
            <text:p>597.593</text:p>
          </table:table-cell>
          <table:table-cell table:style-name="ce4" office:value-type="float" office:value="614.7655" calcext:value-type="float">
            <text:p>614.7655</text:p>
          </table:table-cell>
          <table:table-cell table:style-name="ce4" office:value-type="float" office:value="38.6056" calcext:value-type="float">
            <text:p>38.605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764.5578" calcext:value-type="float">
            <text:p>764.5578</text:p>
          </table:table-cell>
          <table:table-cell table:style-name="ce4" office:value-type="float" office:value="537.4855" calcext:value-type="float">
            <text:p>537.4855</text:p>
          </table:table-cell>
          <table:table-cell table:style-name="ce4" office:value-type="float" office:value="19.3759" calcext:value-type="float">
            <text:p>19.3759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425.7653" calcext:value-type="float">
            <text:p>425.7653</text:p>
          </table:table-cell>
          <table:table-cell table:style-name="ce4" office:value-type="float" office:value="201.3153" calcext:value-type="float">
            <text:p>201.3153</text:p>
          </table:table-cell>
          <table:table-cell table:style-name="ce4" office:value-type="float" office:value="4.7858" calcext:value-type="float">
            <text:p>4.785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990.5417" calcext:value-type="float">
            <text:p>990.5417</text:p>
          </table:table-cell>
          <table:table-cell table:style-name="ce4" office:value-type="float" office:value="477.5234" calcext:value-type="float">
            <text:p>477.5234</text:p>
          </table:table-cell>
          <table:table-cell table:style-name="ce4" office:value-type="float" office:value="16.4067" calcext:value-type="float">
            <text:p>16.4067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231.6961" calcext:value-type="float">
            <text:p>231.6961</text:p>
          </table:table-cell>
          <table:table-cell table:style-name="ce4" office:value-type="float" office:value="810.4053" calcext:value-type="float">
            <text:p>810.4053</text:p>
          </table:table-cell>
          <table:table-cell table:style-name="ce4" office:value-type="float" office:value="41.4075" calcext:value-type="float">
            <text:p>41.4075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640.7129" calcext:value-type="float">
            <text:p>640.7129</text:p>
          </table:table-cell>
          <table:table-cell table:style-name="ce4" office:value-type="float" office:value="655.4606" calcext:value-type="float">
            <text:p>655.4606</text:p>
          </table:table-cell>
          <table:table-cell table:style-name="ce4" office:value-type="float" office:value="13.6373" calcext:value-type="float">
            <text:p>13.637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887.3993" calcext:value-type="float">
            <text:p>887.3993</text:p>
          </table:table-cell>
          <table:table-cell table:style-name="ce4" office:value-type="float" office:value="653.6263" calcext:value-type="float">
            <text:p>653.6263</text:p>
          </table:table-cell>
          <table:table-cell table:style-name="ce4" office:value-type="float" office:value="57.4003" calcext:value-type="float">
            <text:p>57.4003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208.3403" calcext:value-type="float">
            <text:p>208.3403</text:p>
          </table:table-cell>
          <table:table-cell table:style-name="ce4" office:value-type="float" office:value="225.269" calcext:value-type="float">
            <text:p>225.269</text:p>
          </table:table-cell>
          <table:table-cell table:style-name="ce4" office:value-type="float" office:value="53.3882" calcext:value-type="float">
            <text:p>53.3882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373.3597" calcext:value-type="float">
            <text:p>373.3597</text:p>
          </table:table-cell>
          <table:table-cell table:style-name="ce4" office:value-type="float" office:value="95.4668" calcext:value-type="float">
            <text:p>95.4668</text:p>
          </table:table-cell>
          <table:table-cell table:style-name="ce4" office:value-type="float" office:value="13.9877" calcext:value-type="float">
            <text:p>13.9877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681.6274" calcext:value-type="float">
            <text:p>681.6274</text:p>
          </table:table-cell>
          <table:table-cell table:style-name="ce4" office:value-type="float" office:value="865.4497" calcext:value-type="float">
            <text:p>865.4497</text:p>
          </table:table-cell>
          <table:table-cell table:style-name="ce4" office:value-type="float" office:value="52.8546" calcext:value-type="float">
            <text:p>52.8546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578.3909" calcext:value-type="float">
            <text:p>578.3909</text:p>
          </table:table-cell>
          <table:table-cell table:style-name="ce4" office:value-type="float" office:value="178.0198" calcext:value-type="float">
            <text:p>178.0198</text:p>
          </table:table-cell>
          <table:table-cell table:style-name="ce4" office:value-type="float" office:value="24.7988" calcext:value-type="float">
            <text:p>24.7988</text:p>
          </table:table-cell>
          <table:table-cell table:style-name="ce2"/>
          <table:table-cell table:number-columns-repeated="1004"/>
        </table:table-row>
        <table:table-row table:style-name="ro2">
          <table:table-cell table:style-name="ce2" table:number-columns-repeated="16"/>
          <table:table-cell table:style-name="ce4" office:value-type="float" office:value="669.8294" calcext:value-type="float">
            <text:p>669.8294</text:p>
          </table:table-cell>
          <table:table-cell table:style-name="ce4" office:value-type="float" office:value="129.5854" calcext:value-type="float">
            <text:p>129.5854</text:p>
          </table:table-cell>
          <table:table-cell table:style-name="ce4" office:value-type="float" office:value="33.7059" calcext:value-type="float">
            <text:p>33.7059</text:p>
          </table:table-cell>
          <table:table-cell table:style-name="ce2"/>
          <table:table-cell table:number-columns-repeated="1004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1:00:19.824082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9:53:21.608244039</meta:creation-date>
    <dc:date>2018-09-13T11:03:36.063714490</dc:date>
    <meta:editing-duration>PT26M51S</meta:editing-duration>
    <meta:editing-cycles>4</meta:editing-cycles>
    <meta:generator>LibreOffice/5.1.6.2$Linux_X86_64 LibreOffice_project/10m0$Build-2</meta:generator>
    <meta:document-statistic meta:table-count="1" meta:cell-count="830" meta:object-count="0"/>
  </office:meta>
</office:document-meta>
</file>